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1cd9"/>
    </style:style>
    <style:style style:name="P2" style:family="paragraph" style:parent-style-name="Standard">
      <style:text-properties officeooo:rsid="00021cd9" officeooo:paragraph-rsid="00021cd9"/>
    </style:style>
    <style:style style:name="P3" style:family="paragraph" style:parent-style-name="Standard">
      <style:text-properties fo:font-weight="bold" officeooo:rsid="00021cd9" officeooo:paragraph-rsid="00021cd9" style:font-weight-asian="bold" style:font-weight-complex="bold"/>
    </style:style>
    <style:style style:name="P4" style:family="paragraph" style:parent-style-name="Standard">
      <style:text-properties fo:font-weight="bold" officeooo:paragraph-rsid="00021cd9" style:font-weight-asian="bold" style:font-weight-complex="bold"/>
    </style:style>
    <style:style style:name="P5" style:family="paragraph" style:parent-style-name="Standard">
      <style:text-properties fo:font-weight="bold" officeooo:rsid="0009e5de" officeooo:paragraph-rsid="0009e5de" style:font-weight-asian="bold" style:font-weight-complex="bold"/>
    </style:style>
    <style:style style:name="P6" style:family="paragraph" style:parent-style-name="Standard">
      <style:text-properties fo:font-weight="normal" officeooo:rsid="000711dc" officeooo:paragraph-rsid="000711dc" style:font-weight-asian="normal" style:font-weight-complex="normal"/>
    </style:style>
    <style:style style:name="P7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21cd9" officeooo:paragraph-rsid="00021cd9" style:font-weight-asian="bold" style:font-weight-complex="bold"/>
    </style:style>
    <style:style style:name="P8" style:family="paragraph" style:parent-style-name="Standard">
      <style:paragraph-properties fo:break-before="page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711dc" officeooo:paragraph-rsid="000711dc" style:font-weight-asian="bold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21cd9" officeooo:paragraph-rsid="00021cd9" style:font-weight-asian="bold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21cd9" officeooo:paragraph-rsid="00021cd9" style:font-weight-asian="bold" style:font-weight-complex="bold"/>
    </style:style>
    <style:style style:name="P11" style:family="paragraph" style:parent-style-name="Standard">
      <style:text-properties style:text-position="0% 100%" fo:font-weight="normal" officeooo:rsid="0009e5de" officeooo:paragraph-rsid="0009e5de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0be982" officeooo:paragraph-rsid="000be982" style:font-weight-asian="normal" style:font-weight-complex="normal"/>
    </style:style>
    <style:style style:name="P13" style:family="paragraph" style:parent-style-name="Header">
      <style:paragraph-properties fo:text-align="center" style:justify-single-word="false"/>
      <style:text-properties fo:font-weight="bold" officeooo:rsid="000c8bc3" officeooo:paragraph-rsid="000c8bc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0b390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cros.asm:</text:p>
      <text:p text:style-name="P3"/>
      <text:p text:style-name="P2">IS_ODD macro </text:p>
      <text:p text:style-name="P2">LOCAL: </text:p>
      <text:p text:style-name="P2"><text:tab/>CLC </text:p>
      <text:p text:style-name="P2"><text:tab/>TEST AX,01H </text:p>
      <text:p text:style-name="P2"><text:tab/>JZ MY_EXIT </text:p>
      <text:p text:style-name="P2"><text:tab/>STC </text:p>
      <text:p text:style-name="P2">MY_EXIT: </text:p>
      <text:p text:style-name="P2">ENDM </text:p>
      <text:p text:style-name="P2"/>
      <text:p text:style-name="P2"/>
      <text:p text:style-name="P2">SAFE_CALL macro THE_PROC </text:p>
      <text:p text:style-name="P2"><text:tab/>pushf<text:tab/><text:tab/>; store the flags </text:p>
      <text:p text:style-name="P2"><text:tab/>push AX </text:p>
      <text:p text:style-name="P2"><text:tab/>push BX </text:p>
      <text:p text:style-name="P2"><text:tab/>push CX </text:p>
      <text:p text:style-name="P2"><text:tab/>push DX </text:p>
      <text:p text:style-name="P2"/>
      <text:p text:style-name="P2"><text:tab/>call THE_PROC </text:p>
      <text:p text:style-name="P2"/>
      <text:p text:style-name="P2"><text:tab/>pop DX </text:p>
      <text:p text:style-name="P2"><text:tab/>pop CX </text:p>
      <text:p text:style-name="P2"><text:tab/>pop BX </text:p>
      <text:p text:style-name="P2"><text:tab/>popf </text:p>
      <text:p text:style-name="P2">endm </text:p>
      <text:p text:style-name="P2"/>
      <text:p text:style-name="P2"/>
      <text:p text:style-name="P2">IS_HEX macro CHAR </text:p>
      <text:p text:style-name="P2">LOCAL _HEX, _MYEXIT </text:p>
      <text:p text:style-name="P2"><text:tab/>CLC </text:p>
      <text:p text:style-name="P2"><text:tab/>CMP CHAR, '0' </text:p>
      <text:p text:style-name="P2"><text:tab/>JB, _MYEXIT </text:p>
      <text:p text:style-name="P2"><text:tab/>CMP CHAR, '9' </text:p>
      <text:p text:style-name="P2"><text:tab/>JBE _HEX </text:p>
      <text:p text:style-name="P2"><text:tab/>CMP CHAR, 'A' </text:p>
      <text:p text:style-name="P2"><text:tab/>JB, _MYEXIT </text:p>
      <text:p text:style-name="P2"><text:tab/>CMP CHAR, 'F' </text:p>
      <text:p text:style-name="P2"><text:tab/>JBE _HEX </text:p>
      <text:p text:style-name="P2"><text:tab/>CMP CHAR, 'a' </text:p>
      <text:p text:style-name="P2"><text:tab/>JB, _MYEXIT </text:p>
      <text:p text:style-name="P2"><text:tab/>CMP CHAR, 'f' </text:p>
      <text:p text:style-name="P2"><text:tab/>JG _MYEXIT </text:p>
      <text:p text:style-name="P2">_HEX: </text:p>
      <text:p text:style-name="P2"><text:tab/>STC </text:p>
      <text:p text:style-name="P2">_MYEXIT: </text:p>
      <text:p text:style-name="P2"><text:soft-page-break/>ENDM </text:p>
      <text:p text:style-name="P2"/>
      <text:p text:style-name="P2">;__________________________ </text:p>
      <text:p text:style-name="P2">;______I/O_________________ </text:p>
      <text:p text:style-name="P2">;__________________________ </text:p>
      <text:p text:style-name="P2"/>
      <text:p text:style-name="P2">BACKSP macro </text:p>
      <text:p text:style-name="P2"><text:tab/>PUSH AX </text:p>
      <text:p text:style-name="P2"><text:tab/>PUSH DX </text:p>
      <text:p text:style-name="P2"><text:tab/>MOV DL, 0x08 </text:p>
      <text:p text:style-name="P2"><text:tab/>MOV AH, 0x02 </text:p>
      <text:p text:style-name="P2"><text:tab/>INT 0x21 </text:p>
      <text:p text:style-name="P2"><text:tab/>POP DX </text:p>
      <text:p text:style-name="P2"><text:tab/>POP AX </text:p>
      <text:p text:style-name="P2">ENDM </text:p>
      <text:p text:style-name="P2"/>
      <text:p text:style-name="P2"/>
      <text:p text:style-name="P2">READ macro </text:p>
      <text:p text:style-name="P2"><text:tab/>mov ah,8 </text:p>
      <text:p text:style-name="P2"><text:tab/>int 21h </text:p>
      <text:p text:style-name="P2">endm </text:p>
      <text:p text:style-name="P2"/>
      <text:p text:style-name="P2"/>
      <text:p text:style-name="P2">READ_ECHO macro </text:p>
      <text:p text:style-name="P2"><text:tab/>mov ah,01 </text:p>
      <text:p text:style-name="P2"><text:tab/>int 21h </text:p>
      <text:p text:style-name="P2">endm </text:p>
      <text:p text:style-name="P2"/>
      <text:p text:style-name="P2">PRINT macro CHAR </text:p>
      <text:p text:style-name="P2"><text:tab/>push ax </text:p>
      <text:p text:style-name="P2"><text:tab/>push dx </text:p>
      <text:p text:style-name="P2"><text:tab/>mov dl,CHAR </text:p>
      <text:p text:style-name="P2"><text:tab/>mov ah,2 </text:p>
      <text:p text:style-name="P2"><text:tab/>int 21h </text:p>
      <text:p text:style-name="P2"><text:tab/>pop dx </text:p>
      <text:p text:style-name="P2"><text:tab/>pop ax </text:p>
      <text:p text:style-name="P2">endm </text:p>
      <text:p text:style-name="P2"/>
      <text:p text:style-name="P2">PRINT_STR macro STRING </text:p>
      <text:p text:style-name="P2"><text:tab/>push ax </text:p>
      <text:p text:style-name="P2"><text:tab/>push dx </text:p>
      <text:p text:style-name="P2"><text:tab/>push ax </text:p>
      <text:p text:style-name="P2"><text:tab/>mov dx, offset STRING </text:p>
      <text:p text:style-name="P2"><text:tab/>mov ah,9 </text:p>
      <text:p text:style-name="P2"><text:tab/>int 21h </text:p>
      <text:p text:style-name="P2"><text:tab/>pop ax </text:p>
      <text:p text:style-name="P2"><text:tab/>pop dx </text:p>
      <text:p text:style-name="P2"><text:soft-page-break/><text:tab/>pop ax </text:p>
      <text:p text:style-name="P2">endm </text:p>
      <text:p text:style-name="P2"/>
      <text:p text:style-name="P2">EXIT macro </text:p>
      <text:p text:style-name="P2"><text:tab/>mov ax,4c00h </text:p>
      <text:p text:style-name="P2"><text:tab/>int 21h </text:p>
      <text:p text:style-name="P2">endm </text:p>
      <text:p text:style-name="P2"/>
      <text:p text:style-name="P2">RESETREG macro </text:p>
      <text:p text:style-name="P2"><text:tab/>mov ax,0 </text:p>
      <text:p text:style-name="P2"><text:tab/>mov bx,0 </text:p>
      <text:p text:style-name="P2"><text:tab/>mov cx,0 </text:p>
      <text:p text:style-name="P2"><text:tab/>mov dx,0 </text:p>
      <text:p text:style-name="P2"/>
      <text:p text:style-name="P2"><text:tab/>mov di,0 </text:p>
      <text:p text:style-name="P2"><text:tab/>mov si,0 </text:p>
      <text:p text:style-name="P2">endm</text:p>
      <text:p text:style-name="P2"/>
      <text:p text:style-name="P9">2.1.asm:</text:p>
      <text:p text:style-name="P4"/>
      <text:p text:style-name="P1">include 'macros.asm' </text:p>
      <text:p text:style-name="Standard"/>
      <text:p text:style-name="Standard">data segment </text:p>
      <text:p text:style-name="Standard"><text:tab/>input<text:tab/><text:tab/>db <text:tab/>"GIVE 4 OCTAL DIGITS: $" </text:p>
      <text:p text:style-name="Standard"><text:tab/>output <text:tab/><text:tab/>db <text:tab/>0AH,0DH,"DECIMAL: $" </text:p>
      <text:p text:style-name="Standard"><text:tab/>new_line<text:tab/><text:tab/>db<text:tab/>0AH,0DH,"$" </text:p>
      <text:p text:style-name="Standard"><text:tab/>array_flp<text:tab/><text:tab/>dw<text:tab/>0000h,1250h,2500h,3750h,5000h,6250h,7500h,8750h </text:p>
      <text:p text:style-name="Standard">ends <text:s text:c="70"/></text:p>
      <text:p text:style-name="Standard"/>
      <text:p text:style-name="Standard">;array_flp contains the results of 0/8,1/8,2/8,3/8 etc in hex form but with the right decimal numeric value </text:p>
      <text:p text:style-name="Standard"/>
      <text:p text:style-name="Standard">; ~~~~~~~~~~~~~~~~~~~~~~~~~~~~~~~~~~~~~~~~~~~~~~~~~~~~~~~~~~~~~~~~~~~~~~~~~~~ </text:p>
      <text:p text:style-name="Standard">stack segment </text:p>
      <text:p text:style-name="Standard"><text:tab/>dw 128 dup(0) </text:p>
      <text:p text:style-name="Standard">ends </text:p>
      <text:p text:style-name="Standard">; ~~~~~~~~~~~~~~~~~~~~~~~~~~~~~~~~~~~~~~~~~~~~~~~~~~~~~~~~~~~~~~~~~~~~~~~~~~~ </text:p>
      <text:p text:style-name="Standard">code segment </text:p>
      <text:p text:style-name="Standard"/>
      <text:p text:style-name="Standard">main proc FAR </text:p>
      <text:p text:style-name="Standard"><text:tab/>mov ax,data </text:p>
      <text:p text:style-name="Standard"><text:tab/>mov ds,ax </text:p>
      <text:p text:style-name="Standard"><text:tab/>mov es,ax <text:s text:c="3"/></text:p>
      <text:p text:style-name="Standard"><text:tab/> </text:p>
      <text:p text:style-name="Standard">;knowing that each octal digit is up to three bits </text:p>
      <text:p text:style-name="Standard">;for each one we take as input we are gonna shift it 3 times left in order to </text:p>
      <text:p text:style-name="Standard"><text:soft-page-break/>;prepare it to merge with the next one </text:p>
      <text:p text:style-name="Standard">;however,since we are gonna take 3 octal sto akeraio meros the msb of the first octal </text:p>
      <text:p text:style-name="Standard">;is gonna overflow and disappear </text:p>
      <text:p text:style-name="Standard">;so we deal with this problem by saving the first octal also </text:p>
      <text:p text:style-name="Standard">;in BH and shift it 2 times right to only keep its msb<text:tab/> </text:p>
      <text:p text:style-name="Standard"/>
      <text:p text:style-name="Standard">start: </text:p>
      <text:p text:style-name="Standard"><text:tab/>mov ax,0 <text:s text:c="11"/>;reset all regesters </text:p>
      <text:p text:style-name="Standard"><text:tab/>mov bx,ax </text:p>
      <text:p text:style-name="Standard"><text:tab/>mov cx,bx </text:p>
      <text:p text:style-name="Standard"/>
      <text:p text:style-name="Standard"><text:tab/>print_str input <text:s text:c="4"/>;print message input </text:p>
      <text:p text:style-name="Standard"/>
      <text:p text:style-name="Standard"><text:tab/>call in_oct <text:s text:c="8"/>;AL = first octal or 'D' </text:p>
      <text:p text:style-name="Standard"><text:tab/>cmp al,'D' <text:s text:c="9"/>;if user enters 'D' in in_oct proc </text:p>
      <text:p text:style-name="Standard"><text:tab/>je finish <text:s text:c="10"/>;go to finish </text:p>
      <text:p text:style-name="Standard"><text:tab/>mov ah,al <text:s text:c="10"/>;move first octal to AH </text:p>
      <text:p text:style-name="Standard"><text:tab/>shr ah,2 <text:s text:c="11"/>;and shift right 2 times in order to keep its msb </text:p>
      <text:p text:style-name="Standard"><text:tab/>mov bh,ah <text:s text:c="10"/>;move AH to BH </text:p>
      <text:p text:style-name="Standard"><text:tab/>shl al,3 <text:s text:c="11"/>;shift first octal 3 times left in order to prepare it </text:p>
      <text:p text:style-name="Standard"><text:tab/>mov bl,al <text:s text:c="10"/>;for the next octal and store it to BL </text:p>
      <text:p text:style-name="Standard"><text:tab/> </text:p>
      <text:p text:style-name="Standard"><text:tab/>call in_oct <text:s text:c="8"/>;AL = second octal or 'D' </text:p>
      <text:p text:style-name="Standard"><text:tab/>cmp al,'D' <text:s text:c="9"/>;if user enters 'D' in in_oct proc </text:p>
      <text:p text:style-name="Standard"><text:tab/>je finish <text:s text:c="10"/>;go to finish </text:p>
      <text:p text:style-name="Standard"><text:tab/>or al,bl <text:s text:c="11"/>;merge first and second octal to AL </text:p>
      <text:p text:style-name="Standard"><text:tab/>shl al,3 <text:s text:c="11"/>;and then shift the new AL 3 times </text:p>
      <text:p text:style-name="Standard"><text:tab/> <text:s text:c="19"/>;in order to prepare it for the next </text:p>
      <text:p text:style-name="Standard"><text:tab/>mov bl,al <text:s text:c="10"/>;move AL to BL </text:p>
      <text:p text:style-name="Standard"><text:tab/> </text:p>
      <text:p text:style-name="Standard"><text:tab/>call in_oct <text:s text:c="8"/>;al = third octal or 'D' </text:p>
      <text:p text:style-name="Standard"><text:tab/>cmp al,'D' <text:s text:c="9"/>;if user enters 'D' in in_oct proc </text:p>
      <text:p text:style-name="Standard"><text:tab/>je finish <text:s text:c="10"/>;go to finish </text:p>
      <text:p text:style-name="Standard"><text:tab/>or al,bl <text:s text:c="11"/>;merge them all and put them in BL </text:p>
      <text:p text:style-name="Standard"><text:tab/>mov bl,al <text:s text:c="11"/></text:p>
      <text:p text:style-name="Standard"><text:tab/> <text:s text:c="19"/>;now BX has the first three octals </text:p>
      <text:p text:style-name="Standard"><text:tab/>print '.' </text:p>
      <text:p text:style-name="Standard"><text:tab/> </text:p>
      <text:p text:style-name="Standard"><text:tab/>call in_oct <text:s text:c="8"/>;al = forth octal or 'D' </text:p>
      <text:p text:style-name="Standard"><text:tab/>cmp al,'D' <text:s text:c="9"/>;if user enters 'D' in in_oct proc </text:p>
      <text:p text:style-name="Standard"><text:tab/>je finish <text:s text:c="10"/>;go to finish </text:p>
      <text:p text:style-name="Standard"><text:tab/>mov cl,al <text:s text:c="10"/>;move AL to CL </text:p>
      <text:p text:style-name="Standard"><text:tab/>mov ch,0 <text:s text:c="12"/></text:p>
      <text:p text:style-name="Standard"/>
      <text:p text:style-name="Standard"><text:tab/>print_str output <text:s text:c="3"/>;print output message </text:p>
      <text:p text:style-name="Standard"><text:tab/> </text:p>
      <text:p text:style-name="Standard"><text:tab/>mov ax,bx </text:p>
      <text:p text:style-name="Standard"><text:soft-page-break/><text:tab/>call print_dec <text:s text:c="5"/>;print first three octals as decimal </text:p>
      <text:p text:style-name="Standard"><text:tab/>print '.' </text:p>
      <text:p text:style-name="Standard"><text:tab/> </text:p>
      <text:p text:style-name="Standard"><text:tab/>mov bx,cx <text:s text:c="10"/>;double the value of the final octal </text:p>
      <text:p text:style-name="Standard"><text:s text:c="4"/>shl bx,1 <text:s text:c="11"/>;in order to point at the right address of the </text:p>
      <text:p text:style-name="Standard"><text:tab/>mov cx,array_flp[bx];look up table which contains every case scenario in hex form </text:p>
      <text:p text:style-name="Standard"><text:tab/> </text:p>
      <text:p text:style-name="Standard"><text:tab/>mov al,ch </text:p>
      <text:p text:style-name="Standard"><text:tab/>call print_hex <text:s text:c="5"/>;print the first two hex digits which however are made to </text:p>
      <text:p text:style-name="Standard"><text:tab/> <text:s text:c="19"/>;have the right decimal numeric value :P </text:p>
      <text:p text:style-name="Standard"><text:tab/> </text:p>
      <text:p text:style-name="Standard"><text:tab/>shr cl,4 <text:s text:c="11"/>;shift right 4 times in order to isolate the third hex digit </text:p>
      <text:p text:style-name="Standard"><text:tab/>mov dl,cl <text:s text:c="10"/>;move CL to DL </text:p>
      <text:p text:style-name="Standard"><text:tab/>call out_hex <text:s text:c="7"/>;and print it as hex digit </text:p>
      <text:p text:style-name="Standard"><text:tab/>print_str new_line </text:p>
      <text:p text:style-name="Standard"><text:tab/>print_str new_line <text:s/>;go to next line </text:p>
      <text:p text:style-name="Standard"><text:tab/>jmp start <text:s text:c="10"/>;go to start label and start over </text:p>
      <text:p text:style-name="Standard"/>
      <text:p text:style-name="Standard">finish: </text:p>
      <text:p text:style-name="Standard"><text:tab/>exit <text:s text:c="15"/>;invoke DOS software interrupt </text:p>
      <text:p text:style-name="Standard">main endp </text:p>
      <text:p text:style-name="Standard"/>
      <text:p text:style-name="Standard">; ~~~~~~~~~~~~~~~~~~~~~~~~~~~~~~~~~~~~~~~~~~~~~~~~~~~~~~~~~~~~~~~~~~~~~~~~~~~~~~~ </text:p>
      <text:p text:style-name="Standard">; ==In_Oct== </text:p>
      <text:p text:style-name="Standard">; Repeatedly requests a character from keyboard until user </text:p>
      <text:p text:style-name="Standard">; enters an octal digit. The octal digit is echoed on the screen </text:p>
      <text:p text:style-name="Standard">; The value of the digit is returned in AL. </text:p>
      <text:p text:style-name="Standard">; Routine is terminated if user enters 'D' </text:p>
      <text:p text:style-name="Standard">; MODIFIES: FLAGS, AX </text:p>
      <text:p text:style-name="Standard">; REQUIRES: &lt;iolib.asm&gt;: PRINT, READ </text:p>
      <text:p text:style-name="Standard"/>
      <text:p text:style-name="Standard">in_oct proc NEAR </text:p>
      <text:p text:style-name="Standard">_OIGNORE: </text:p>
      <text:p text:style-name="Standard"><text:tab/>READ<text:tab/><text:tab/> ;read a character from keyboard <text:s text:c="3"/></text:p>
      <text:p text:style-name="Standard"><text:tab/>cmp AL, 'D' <text:s/>;if user enters 'D' </text:p>
      <text:p text:style-name="Standard"><text:tab/>je _OQUIT <text:s text:c="3"/>;terminate program </text:p>
      <text:p text:style-name="Standard"><text:tab/>cmp AL,'0' </text:p>
      <text:p text:style-name="Standard"><text:tab/>jl _OIGNORE <text:s/>;if chr(AL)&lt;'0' or chr(AL)&gt;'9' </text:p>
      <text:p text:style-name="Standard"><text:tab/>cmp AL,'7' <text:s text:c="2"/>;get new input </text:p>
      <text:p text:style-name="Standard"><text:tab/>jg _OIGNORE </text:p>
      <text:p text:style-name="Standard"><text:tab/>PRINT AL <text:s text:c="4"/>;else print number on screen and </text:p>
      <text:p text:style-name="Standard"><text:tab/>sub AL, '0' <text:s/>;get numeric value </text:p>
      <text:p text:style-name="Standard">_OQUIT: </text:p>
      <text:p text:style-name="Standard"><text:tab/>ret </text:p>
      <text:p text:style-name="Standard">endp </text:p>
      <text:p text:style-name="Standard"><text:soft-page-break/></text:p>
      <text:p text:style-name="Standard">; ~~~~~~~~~~~~~~~~~~~~~~~~~~~~~~~~~~~~~~~~~~~~~~~~~~~~~~~~~~~~~~~~~~~~ </text:p>
      <text:p text:style-name="Standard">; == out_hex == </text:p>
      <text:p text:style-name="Standard">; Prints DL as a hex digit. </text:p>
      <text:p text:style-name="Standard">; ASSUMES: 0x00 &lt;= DL &lt;= 0x0f </text:p>
      <text:p text:style-name="Standard">; MODIFIES: FLAGS </text:p>
      <text:p text:style-name="Standard">; REQUIRES: &lt;iolib.asm&gt;: PRINT </text:p>
      <text:p text:style-name="Standard">out_hex proc NEAR </text:p>
      <text:p text:style-name="Standard"><text:s text:c="4"/>push dx </text:p>
      <text:p text:style-name="Standard"><text:s text:c="4"/>cmp DL, 9 <text:s text:c="6"/>; DL &lt;= 9? </text:p>
      <text:p text:style-name="Standard"><text:s text:c="4"/>jle _DEC <text:s text:c="7"/>; yes: jump to appropriate fixing code. </text:p>
      <text:p text:style-name="Standard"><text:s text:c="4"/>add DL, 0x37 <text:s text:c="3"/>; no : Prepare DL by adding chr(A) - 10 = 0x37. </text:p>
      <text:p text:style-name="Standard"><text:s text:c="4"/>jmp _HEX_OUT <text:s text:c="3"/>; ... and go to output stage. </text:p>
      <text:p text:style-name="Standard">_DEC: <text:s text:c="2"/></text:p>
      <text:p text:style-name="Standard"><text:s text:c="4"/>add DL, '0' <text:s text:c="4"/>; Prepare DL by adding chr(0) = 0x30. </text:p>
      <text:p text:style-name="Standard">_HEX_OUT: </text:p>
      <text:p text:style-name="Standard"><text:s text:c="4"/>PRINT DL <text:s text:c="7"/>; Print char to screen. </text:p>
      <text:p text:style-name="Standard"><text:s text:c="4"/>pop dx <text:s text:c="4"/></text:p>
      <text:p text:style-name="Standard"><text:s text:c="4"/>ret <text:s text:c="12"/>; Terminate routine. </text:p>
      <text:p text:style-name="Standard">endp </text:p>
      <text:p text:style-name="Standard"><text:s text:c="14"/></text:p>
      <text:p text:style-name="Standard">; ~~~~~~~~~~~~~~~~~~~~~~~~~~~~~~~~~~~~~~~~~~~~~~~~~~~~~~~~~~~~~~~~~~~~ </text:p>
      <text:p text:style-name="Standard">; == out_hex_byte == </text:p>
      <text:p text:style-name="Standard">; Prints AL as 2 hex digits. </text:p>
      <text:p text:style-name="Standard">; MODIFIES: </text:p>
      <text:p text:style-name="Standard">; REQUIRES: &lt;numlib.asm&gt;: out_hex </text:p>
      <text:p text:style-name="Standard">PRINT_HEX proc NEAR </text:p>
      <text:p text:style-name="Standard"><text:s text:c="4"/>push ax <text:s text:c="4"/></text:p>
      <text:p text:style-name="Standard"><text:s text:c="4"/>push cx </text:p>
      <text:p text:style-name="Standard"><text:s text:c="4"/>push dx </text:p>
      <text:p text:style-name="Standard"><text:s text:c="4"/>mov CH, AL <text:s text:c="5"/>; Save AL in CH. </text:p>
      <text:p text:style-name="Standard"><text:s text:c="4"/>mov CL, 4 <text:s text:c="6"/>; Set rotation counter. </text:p>
      <text:p text:style-name="Standard"><text:s text:c="4"/>shr AL, CL <text:s text:c="5"/>; Swap high &amp; low nibble of AL, to print MSH first. </text:p>
      <text:p text:style-name="Standard"><text:s text:c="4"/>and AL, 0x0f <text:s text:c="3"/>; Mask out high nibble (low nibble is single hex digit). </text:p>
      <text:p text:style-name="Standard"><text:s text:c="4"/>mov DL, AL <text:s text:c="5"/>; Copy AL to DL. </text:p>
      <text:p text:style-name="Standard"><text:s text:c="4"/>call out_hex <text:s text:c="3"/>; ... and print as hex. </text:p>
      <text:p text:style-name="Standard"><text:s text:c="4"/>mov AL, CH <text:s text:c="5"/>; Recover unswapped AL from CH. </text:p>
      <text:p text:style-name="Standard"><text:s text:c="4"/>and AL, 0x0f <text:s text:c="3"/>; Mask out high nibble (already printed). </text:p>
      <text:p text:style-name="Standard"><text:s text:c="4"/>mov DL, AL <text:s text:c="5"/>; Copy AL to DL. </text:p>
      <text:p text:style-name="Standard"><text:s text:c="4"/>call out_hex <text:s text:c="3"/>; ... and print as hex. </text:p>
      <text:p text:style-name="Standard"><text:s text:c="4"/>pop dx </text:p>
      <text:p text:style-name="Standard"><text:s text:c="4"/>pop cx <text:s text:c="4"/></text:p>
      <text:p text:style-name="Standard"><text:s text:c="4"/>pop ax <text:s text:c="4"/></text:p>
      <text:p text:style-name="Standard"><text:s text:c="4"/>ret <text:s text:c="12"/>; Terminate routine. </text:p>
      <text:p text:style-name="Standard">endp </text:p>
      <text:p text:style-name="Standard"/>
      <text:p text:style-name="Standard">; ~~~~~~~~~~~~~~~~~~~~~~~~~~~~~~~~~~~~~~~~~~~~~~~~~~~~~~~~~~~~~~~~~~~~ </text:p>
      <text:p text:style-name="Standard"><text:soft-page-break/>; == PRINT_DEC == </text:p>
      <text:p text:style-name="Standard">; Prints number in AX as sequence of decimal digits. </text:p>
      <text:p text:style-name="Standard">; MODIFIES: FLAGS, AX, BX, CX, DX </text:p>
      <text:p text:style-name="Standard">; REQUIRES: &lt;iolib.asm&gt;: PRINT_UNSAFE </text:p>
      <text:p text:style-name="Standard"/>
      <text:p text:style-name="Standard">PRINT_DEC proc NEAR </text:p>
      <text:p text:style-name="Standard"><text:s text:c="3"/>pusha </text:p>
      <text:p text:style-name="Standard"><text:s text:c="3"/>;mov AX,BX <text:s text:c="3"/></text:p>
      <text:p text:style-name="Standard"><text:s text:c="4"/>mov CX, 0 <text:s text:c="6"/>; CX will be used as counter for decimal digits. </text:p>
      <text:p text:style-name="Standard">_DCALC: <text:s text:c="12"/>; Digit-calculation loop. </text:p>
      <text:p text:style-name="Standard"><text:s text:c="4"/>mov DX, 0 <text:s text:c="6"/>; Zero DX. <text:s text:c="4"/></text:p>
      <text:p text:style-name="Standard"><text:s text:c="4"/>mov BX, 10 <text:s text:c="5"/>; Divide DX:AX by 10 to find next decimal digit. </text:p>
      <text:p text:style-name="Standard"><text:s text:c="4"/>div BX <text:s text:c="9"/>; Quotient in AX, remainder in DX. </text:p>
      <text:p text:style-name="Standard"><text:s text:c="4"/>push DX <text:s text:c="8"/>; Store decimal digit. </text:p>
      <text:p text:style-name="Standard"><text:s text:c="4"/>inc CX <text:s text:c="9"/>; Increase digit counter. </text:p>
      <text:p text:style-name="Standard"><text:s text:c="4"/>cmp AX, 0 <text:s text:c="6"/>; Repeat until there are no more digits (AX = 0). </text:p>
      <text:p text:style-name="Standard"><text:s text:c="4"/>jnz _DCALC </text:p>
      <text:p text:style-name="Standard">_DOUT: <text:s text:c="13"/>; Digit-printing loop (from MSD to LSD). </text:p>
      <text:p text:style-name="Standard"><text:s text:c="4"/>pop DX <text:s text:c="9"/>; Pop a decimal digit. </text:p>
      <text:p text:style-name="Standard"><text:s text:c="4"/>add DX, '0' <text:s text:c="4"/>; Generate ASCII code </text:p>
      <text:p text:style-name="Standard"><text:s text:c="4"/>PRINT DL ; ... and print as char. </text:p>
      <text:p text:style-name="Standard"><text:s text:c="4"/>loop _DOUT <text:s text:c="5"/>; Loop until no decimal digits left (CX = 0). </text:p>
      <text:p text:style-name="Standard"><text:s text:c="4"/>popa </text:p>
      <text:p text:style-name="Standard"><text:s text:c="4"/>ret <text:s text:c="12"/>; Terminate routine. </text:p>
      <text:p text:style-name="Standard">endp <text:s text:c="3"/></text:p>
      <text:p text:style-name="Standard"/>
      <text:p text:style-name="Standard">;~~~~~~~~~~~~~~~~~~~~~~~~~~~~~~~~~~~~~~~~~~~~~~~~~~~~~~~~~~~~~~~~~~~~~~~~~~~~</text:p>
      <text:p text:style-name="Standard"/>
      <text:p text:style-name="Standard"/>
      <text:p text:style-name="P7">MACROS_PRINTFINAL.ASM:</text:p>
      <text:p text:style-name="P3"/>
      <text:p text:style-name="P2">READ_AND_PRINT_CHAR MACRO </text:p>
      <text:p text:style-name="P2"><text:s text:c="3"/>PUSH CX </text:p>
      <text:p text:style-name="P2"><text:s text:c="3"/>PUSH DX </text:p>
      <text:p text:style-name="P2">READ: <text:s text:c="4"/></text:p>
      <text:p text:style-name="P2"><text:s text:c="3"/>MOV AH,8 <text:s text:c="4"/>;read char </text:p>
      <text:p text:style-name="P2"><text:s text:c="3"/>INT 21H </text:p>
      <text:p text:style-name="P2"><text:s text:c="3"/>CMP AL,30H </text:p>
      <text:p text:style-name="P2"><text:s text:c="3"/>JL <text:s/>ENTER </text:p>
      <text:p text:style-name="P2"><text:s text:c="3"/>CMP AL,39H </text:p>
      <text:p text:style-name="P2"><text:s text:c="3"/>MOV CL,0 <text:s text:c="9"/>;If char is number carry = 0 else =1 </text:p>
      <text:p text:style-name="P2"><text:s text:c="3"/>JLE PCHAR </text:p>
      <text:p text:style-name="P2"><text:s text:c="3"/>CMP AL,41H </text:p>
      <text:p text:style-name="P2"><text:s text:c="3"/>JL READ </text:p>
      <text:p text:style-name="P2"><text:s text:c="3"/>CMP AL,5AH <text:s text:c="39"/></text:p>
      <text:p text:style-name="P2"><text:s text:c="3"/>MOV CL,1 </text:p>
      <text:p text:style-name="P2"><text:s text:c="3"/>JG READ </text:p>
      <text:p text:style-name="P2"><text:s text:c="3"/>JMP PCHAR </text:p>
      <text:p text:style-name="P2">ENTER: </text:p>
      <text:p text:style-name="P2"><text:s text:c="4"/>CMP AL,0DH </text:p>
      <text:p text:style-name="P2"><text:s text:c="4"/>JNZ READ </text:p>
      <text:p text:style-name="P2"><text:s text:c="4"/>MOV AX,4C00H </text:p>
      <text:p text:style-name="P2"><text:s text:c="4"/>INT 21H <text:s text:c="3"/></text:p>
      <text:p text:style-name="P2"/>
      <text:p text:style-name="P2">PCHAR: </text:p>
      <text:p text:style-name="P2"><text:s text:c="4"/>MOV DL,AL </text:p>
      <text:p text:style-name="P2"><text:s text:c="4"/>MOV AH,2H <text:s text:c="2"/>;print char </text:p>
      <text:p text:style-name="P2"><text:s text:c="4"/>INT 21H </text:p>
      <text:p text:style-name="P2"><text:s text:c="4"/>CMP CL,0 </text:p>
      <text:p text:style-name="P2"><text:s text:c="4"/>CLC </text:p>
      <text:p text:style-name="P2"><text:s text:c="4"/>JZ LEAVE </text:p>
      <text:p text:style-name="P2"><text:s text:c="4"/>STC </text:p>
      <text:p text:style-name="P2">LEAVE: </text:p>
      <text:p text:style-name="P2"><text:s text:c="4"/>POP DX </text:p>
      <text:p text:style-name="P2"><text:s text:c="4"/>POP CX <text:s text:c="4"/></text:p>
      <text:p text:style-name="P2">ENDM </text:p>
      <text:p text:style-name="P2"/>
      <text:p text:style-name="P2"/>
      <text:p text:style-name="P2">READ macro </text:p>
      <text:p text:style-name="P2"><text:tab/>mov ah,8 </text:p>
      <text:p text:style-name="P2"><text:tab/>int 21h </text:p>
      <text:p text:style-name="P2">endm <text:s text:c="5"/></text:p>
      <text:p text:style-name="P2"/>
      <text:p text:style-name="P2">PRINT_DEC MACRO </text:p>
      <text:p text:style-name="P2"><text:s text:c="4"/>PUSH DX </text:p>
      <text:p text:style-name="P2"><text:soft-page-break/><text:s text:c="4"/>PUSH AX </text:p>
      <text:p text:style-name="P2"><text:s text:c="4"/>ADD DL,30H </text:p>
      <text:p text:style-name="P2"><text:s text:c="4"/>MOV AH,2 </text:p>
      <text:p text:style-name="P2"><text:s text:c="4"/>INT 21H </text:p>
      <text:p text:style-name="P2"><text:s text:c="4"/>POP AX </text:p>
      <text:p text:style-name="P2"><text:s text:c="4"/>POP DX </text:p>
      <text:p text:style-name="P2">ENDM </text:p>
      <text:p text:style-name="P2"/>
      <text:p text:style-name="P2"/>
      <text:p text:style-name="P2"/>
      <text:p text:style-name="P2">PRINT macro CHAR </text:p>
      <text:p text:style-name="P2"><text:tab/>push ax </text:p>
      <text:p text:style-name="P2"><text:tab/>push dx </text:p>
      <text:p text:style-name="P2"><text:tab/>mov dl,CHAR </text:p>
      <text:p text:style-name="P2"><text:tab/>mov ah,2 </text:p>
      <text:p text:style-name="P2"><text:tab/>int 21h </text:p>
      <text:p text:style-name="P2"><text:tab/>pop dx </text:p>
      <text:p text:style-name="P2"><text:tab/>pop ax </text:p>
      <text:p text:style-name="P2">endm </text:p>
      <text:p text:style-name="P2"><text:s text:c="5"/></text:p>
      <text:p text:style-name="P2">PRINT_REG macro cl </text:p>
      <text:p text:style-name="P2"><text:tab/>push ax </text:p>
      <text:p text:style-name="P2"><text:tab/>push dx </text:p>
      <text:p text:style-name="P2"><text:tab/>mov dl,cl </text:p>
      <text:p text:style-name="P2"><text:tab/>mov ah,2 </text:p>
      <text:p text:style-name="P2"><text:tab/>int 21h </text:p>
      <text:p text:style-name="P2"><text:tab/>pop dx </text:p>
      <text:p text:style-name="P2"><text:tab/>pop ax </text:p>
      <text:p text:style-name="P2">endm </text:p>
      <text:p text:style-name="P2"/>
      <text:p text:style-name="P2"/>
      <text:p text:style-name="P2">PRINT_STR macro STRING </text:p>
      <text:p text:style-name="P2"><text:tab/>push ax </text:p>
      <text:p text:style-name="P2"><text:tab/>push dx </text:p>
      <text:p text:style-name="P2"><text:tab/>mov dx, offset STRING </text:p>
      <text:p text:style-name="P2"><text:tab/>mov ah,9 </text:p>
      <text:p text:style-name="P2"><text:tab/>int 21h </text:p>
      <text:p text:style-name="P2"><text:tab/>pop dx </text:p>
      <text:p text:style-name="P2"><text:tab/>pop ax </text:p>
      <text:p text:style-name="P2">endm </text:p>
      <text:p text:style-name="P2"><text:s text:c="3"/></text:p>
      <text:p text:style-name="P2"/>
      <text:p text:style-name="P2">;Printing hex with two digits </text:p>
      <text:p text:style-name="P2">PRINT_HEX_MAC macro DL </text:p>
      <text:p text:style-name="P2"><text:s text:c="4"/>PUSH DX <text:s text:c="4"/>;saving previous values </text:p>
      <text:p text:style-name="P2"><text:s text:c="4"/>PUSH CX </text:p>
      <text:p text:style-name="P2"><text:s text:c="4"/>PUSH AX </text:p>
      <text:p text:style-name="P2"><text:soft-page-break/><text:s text:c="5"/></text:p>
      <text:p text:style-name="P2"><text:s text:c="4"/>MOV AL,DL </text:p>
      <text:p text:style-name="P2"><text:s text:c="4"/>MOV CH,2 </text:p>
      <text:p text:style-name="P2">SRT0: </text:p>
      <text:p text:style-name="P2"><text:s text:c="4"/>MOV CL,4 </text:p>
      <text:p text:style-name="P2"><text:s text:c="4"/>ROL DL,CL </text:p>
      <text:p text:style-name="P2"><text:s text:c="4"/>AND DL,00001111B </text:p>
      <text:p text:style-name="P2"><text:s text:c="4"/>CMP DL,09H </text:p>
      <text:p text:style-name="P2"><text:s text:c="4"/>JG <text:s/>IS_LET </text:p>
      <text:p text:style-name="P2"><text:s text:c="4"/>ADD DL,30H </text:p>
      <text:p text:style-name="P2"><text:s text:c="4"/>JMP OUT1 </text:p>
      <text:p text:style-name="P2">IS_LET: </text:p>
      <text:p text:style-name="P2"><text:s text:c="4"/>ADD DL,37H </text:p>
      <text:p text:style-name="P2"><text:s text:c="5"/></text:p>
      <text:p text:style-name="P2">OUT1: </text:p>
      <text:p text:style-name="P2"><text:s text:c="4"/>MOV AH,02H </text:p>
      <text:p text:style-name="P2"><text:s text:c="4"/>INT 21H <text:s text:c="4"/></text:p>
      <text:p text:style-name="P2"><text:s text:c="4"/>MOV DL,AL </text:p>
      <text:p text:style-name="P2"><text:s text:c="4"/>ROL DL,CL <text:s text:c="2"/>;prepare 4 lsbs </text:p>
      <text:p text:style-name="P2"><text:s text:c="4"/>DEC CH </text:p>
      <text:p text:style-name="P2"><text:s text:c="4"/>JNZ SRT0 <text:s text:c="2"/>;Do the procedure two times first with msbs then with </text:p>
      <text:p text:style-name="P2"><text:s text:c="16"/>;lsbs </text:p>
      <text:p text:style-name="P2"><text:s text:c="2"/></text:p>
      <text:p text:style-name="P2"><text:s text:c="4"/>POP AX </text:p>
      <text:p text:style-name="P2"><text:s text:c="4"/>POP CX </text:p>
      <text:p text:style-name="P2"><text:s text:c="4"/>POP DX </text:p>
      <text:p text:style-name="P2">ENDM <text:s text:c="35"/></text:p>
      <text:p text:style-name="P2"><text:s text:c="2"/></text:p>
      <text:p text:style-name="P2">;here we print the result of a register pair in hex </text:p>
      <text:p text:style-name="P2">PRINTX_HEX macro </text:p>
      <text:p text:style-name="P2"><text:s text:c="4"/>PUSH AX </text:p>
      <text:p text:style-name="P2"><text:s text:c="4"/>PUSH DX </text:p>
      <text:p text:style-name="P2"><text:s text:c="4"/>PUSH CX </text:p>
      <text:p text:style-name="P2"><text:s text:c="4"/>PUSH BX </text:p>
      <text:p text:style-name="P2"><text:s text:c="5"/></text:p>
      <text:p text:style-name="P2"><text:s text:c="4"/>MOV BL,00H <text:s text:c="9"/>;initial zeros flag </text:p>
      <text:p text:style-name="P2"><text:s text:c="4"/>MOV BH,00H <text:s text:c="9"/>;flag that checks if both DH,DL has been printed </text:p>
      <text:p text:style-name="P2"><text:s text:c="4"/>MOV AL,DL <text:s text:c="10"/>;most significant reg needs to be printed first </text:p>
      <text:p text:style-name="P2"><text:s text:c="4"/>MOV DL,DH <text:s text:c="10"/>;so DH &lt;-&gt; DL </text:p>
      <text:p text:style-name="P2"><text:s text:c="4"/>MOV DH,AL </text:p>
      <text:p text:style-name="P2">BEGIN: <text:s text:c="4"/></text:p>
      <text:p text:style-name="P2"><text:s text:c="4"/>MOV AL,DL <text:s text:c="11"/></text:p>
      <text:p text:style-name="P2"><text:s text:c="4"/>MOV CH,2 <text:s text:c="11"/>;printed digit counter </text:p>
      <text:p text:style-name="P2">SRT0: </text:p>
      <text:p text:style-name="P2"><text:s text:c="4"/>MOV CL,4 <text:s text:c="11"/>;flip the digits of DL (get the msb last) </text:p>
      <text:p text:style-name="P2"><text:s text:c="4"/>ROL DL,CL <text:s text:c="10"/>;isolate and print it </text:p>
      <text:p text:style-name="P2"><text:s text:c="4"/>AND DL,00001111B </text:p>
      <text:p text:style-name="P2"><text:soft-page-break/><text:s text:c="4"/>CMP DL,09H </text:p>
      <text:p text:style-name="P2"><text:s text:c="4"/>JG <text:s/>IS_LET </text:p>
      <text:p text:style-name="P2"><text:s text:c="4"/>CMP DL,00H <text:s text:c="9"/>;if 0 is to be printed check if another number has </text:p>
      <text:p text:style-name="P2"><text:s text:c="4"/>JNZ CONT <text:s text:c="11"/>;been printed before it </text:p>
      <text:p text:style-name="P2"><text:s text:c="4"/>CMP BL,00H </text:p>
      <text:p text:style-name="P2"><text:s text:c="4"/>JNZ CONT </text:p>
      <text:p text:style-name="P2"><text:s text:c="4"/>JMP SKIP0 </text:p>
      <text:p text:style-name="P2">CONT: </text:p>
      <text:p text:style-name="P2"><text:s text:c="4"/>ADD DL,30H </text:p>
      <text:p text:style-name="P2"><text:s text:c="4"/>JMP OUT1 </text:p>
      <text:p text:style-name="P2">IS_LET: </text:p>
      <text:p text:style-name="P2"><text:s text:c="4"/>ADD DL,37H </text:p>
      <text:p text:style-name="P2"><text:s text:c="5"/></text:p>
      <text:p text:style-name="P2">OUT1: </text:p>
      <text:p text:style-name="P2"><text:s text:c="4"/>MOV BL,01H <text:s text:c="9"/>;a non 0 number has been printed </text:p>
      <text:p text:style-name="P2"><text:s text:c="4"/>MOV AH,02H <text:s text:c="35"/></text:p>
      <text:p text:style-name="P2"><text:s text:c="4"/>PUSH AX <text:s text:c="12"/>;AFTER THE INTR AL &lt;-DL????????????? </text:p>
      <text:p text:style-name="P2"><text:s text:c="4"/>INT 21H </text:p>
      <text:p text:style-name="P2"><text:s text:c="4"/>POP AX </text:p>
      <text:p text:style-name="P2">SKIP0: <text:s text:c="4"/></text:p>
      <text:p text:style-name="P2"><text:s text:c="4"/>MOV DL,AL <text:s text:c="10"/>;restore DL </text:p>
      <text:p text:style-name="P2"><text:s text:c="4"/>ROL DL,CL <text:s text:c="10"/>;prepare 4 lsbs so when you flip them after srt0 lsb get to bet last </text:p>
      <text:p text:style-name="P2"><text:s text:c="4"/>DEC CH </text:p>
      <text:p text:style-name="P2"><text:s text:c="4"/>JNZ SRT0 </text:p>
      <text:p text:style-name="P2"><text:s text:c="4"/>INC BH <text:s text:c="14"/></text:p>
      <text:p text:style-name="P2"><text:s text:c="4"/>CMP BH,02H <text:s text:c="9"/>;if bh=01 then DH has been printed successfully so move DL to DH (we reverted then in the beggining) and repeat the process </text:p>
      <text:p text:style-name="P2"><text:s text:c="4"/>JZ LEAVE </text:p>
      <text:p text:style-name="P2"><text:s text:c="4"/>MOV DL,DH </text:p>
      <text:p text:style-name="P2"><text:s text:c="4"/>JMP BEGIN </text:p>
      <text:p text:style-name="P2">LEAVE: </text:p>
      <text:p text:style-name="P2"><text:s text:c="4"/>CMP BL,00H <text:s text:c="9"/>;if DX = 0000 then no number has been printed so print a 0 </text:p>
      <text:p text:style-name="P2"><text:s text:c="4"/>JNZ DOL </text:p>
      <text:p text:style-name="P2"><text:s text:c="4"/>PRINT '0' </text:p>
      <text:p text:style-name="P2">DOL: <text:s text:c="4"/></text:p>
      <text:p text:style-name="P2"><text:s text:c="4"/>POP BX </text:p>
      <text:p text:style-name="P2"><text:s text:c="4"/>POP CX </text:p>
      <text:p text:style-name="P2"><text:s text:c="4"/>POP DX </text:p>
      <text:p text:style-name="P2"><text:s text:c="4"/>POP AX </text:p>
      <text:p text:style-name="P2">ENDM <text:s text:c="4"/></text:p>
      <text:p text:style-name="P2"/>
      <text:p text:style-name="P2"/>
      <text:p text:style-name="P2">IS_ODD macro </text:p>
      <text:p text:style-name="P2">LOCAL: </text:p>
      <text:p text:style-name="P2"><text:tab/>CLC </text:p>
      <text:p text:style-name="P2"><text:tab/>TEST CL,01H </text:p>
      <text:p text:style-name="P2"><text:tab/>JZ MY_EXIT </text:p>
      <text:p text:style-name="P2"><text:soft-page-break/><text:tab/>STC </text:p>
      <text:p text:style-name="P2">MY_EXIT: </text:p>
      <text:p text:style-name="P2">ENDM <text:s text:c="5"/></text:p>
      <text:p text:style-name="P2"/>
      <text:p text:style-name="P2">EXIT macro </text:p>
      <text:p text:style-name="P2"><text:s text:c="4"/>mov ax,4C00H </text:p>
      <text:p text:style-name="P2"><text:s text:c="4"/>int 21H </text:p>
      <text:p text:style-name="P2">endm</text:p>
      <text:p text:style-name="P1"/>
      <text:p text:style-name="P9">2.2.asm:</text:p>
      <text:p text:style-name="P4"/>
      <text:p text:style-name="P2">INCLUDE "MACROS_PRINTFINAL.ASM"</text:p>
      <text:p text:style-name="P2">DATA_SEG SEGMENT </text:p>
      <text:p text:style-name="P2"><text:tab/><text:tab/><text:tab/>MSG1 DB 0AH, 0DH, 'GIVE 3 DEC DIGITS: $'</text:p>
      <text:p text:style-name="P2"><text:tab/><text:tab/><text:tab/>MSG2 DB 0AH, 0DH, 'HEX= $'</text:p>
      <text:p text:style-name="P2"><text:tab/><text:tab/><text:tab/>BUF <text:s/>DW 50 DUP (?)</text:p>
      <text:p text:style-name="P2">DATA_SEG ENDS</text:p>
      <text:p text:style-name="P2"/>
      <text:p text:style-name="P2">CODE_SEG SEGMENT</text:p>
      <text:p text:style-name="P2"><text:tab/><text:tab/><text:tab/>ASSUME DS:DATA_SEG, CS:CODE_SEG, SS:DATA_SEG</text:p>
      <text:p text:style-name="P2"><text:s text:c="4"/>MAIN <text:s text:c="3"/>PROC FAR</text:p>
      <text:p text:style-name="P2"><text:tab/> <text:s text:c="3"/>MOV AX,DATA_SEG</text:p>
      <text:p text:style-name="P2"><text:tab/> <text:s text:c="3"/>MOV DS,AX</text:p>
      <text:p text:style-name="P2"><text:tab/> <text:s/>SRT:</text:p>
      <text:p text:style-name="P2"><text:tab/> <text:s text:c="3"/>MOV BX,offset BUF</text:p>
      <text:p text:style-name="P2"><text:tab/> <text:s text:c="3"/>PRINT_STR MSG1 <text:s text:c="10"/>;Prints a string starting in memory address MSG1</text:p>
      <text:p text:style-name="P2"><text:tab/> <text:s text:c="3"/>CALL READ_PRINT_DEC <text:s text:c="5"/>;Reads a 3 digit dec number and returns it in reg DX andalso it prints in dec form the inputed number in stdout</text:p>
      <text:p text:style-name="P2"><text:tab/> <text:s text:c="3"/>PRINT_STR MSG2</text:p>
      <text:p text:style-name="P2"><text:tab/> <text:s text:c="3"/>PRINTX_HEX<text:tab/><text:tab/><text:tab/><text:tab/> ;Prints hex number in reg DX in HEX form </text:p>
      <text:p text:style-name="P2"><text:s text:c="8"/>JMP SRT</text:p>
      <text:p text:style-name="P2"><text:tab/>MAIN <text:s text:c="3"/>ENDP</text:p>
      <text:p text:style-name="P2"><text:s text:c="4"/></text:p>
      <text:p text:style-name="P2"><text:s text:c="4"/>;Read dec digits from keyboard and store them in an array , if you get 'Q' quit the program</text:p>
      <text:p text:style-name="P2"><text:s text:c="4"/>;Ignore any other character other than 0-9, enter or Q</text:p>
      <text:p text:style-name="P2"><text:s text:c="4"/>;If you get enter check if you got at least 3 numbers get those 3 last numbers from the array,</text:p>
      <text:p text:style-name="P2"><text:s text:c="4"/>;save them in registers in order to print them at the correct order and save the 3 digit number in DX</text:p>
      <text:p text:style-name="P2"><text:s text:c="4"/>READ_PRINT_DEC <text:s text:c="3"/>PROC NEAR</text:p>
      <text:p text:style-name="P2"><text:s text:c="8"/>MOV CX,00H <text:s text:c="15"/>;number of input digits</text:p>
      <text:p text:style-name="P2"><text:s text:c="8"/>MOV DX,00H <text:s text:c="15"/>;inputed number will be saved here</text:p>
      <text:p text:style-name="P2"><text:s text:c="6"/>IGNORE:</text:p>
      <text:p text:style-name="P2"><text:s text:c="8"/>MOV AH,08H</text:p>
      <text:p text:style-name="P2"><text:s text:c="8"/>INT 21H</text:p>
      <text:p text:style-name="P2"><text:s text:c="8"/>CMP AL,0DH <text:s text:c="15"/>;In = 'enter' ?</text:p>
      <text:p text:style-name="P2"><text:s text:c="8"/>JL IGNORE</text:p>
      <text:p text:style-name="P2"><text:s text:c="8"/>JE CHECK<text:tab/><text:tab/><text:tab/><text:tab/><text:tab/><text:tab/><text:tab/></text:p>
      <text:p text:style-name="P2"><text:soft-page-break/><text:s text:c="8"/>CMP AL,30H<text:tab/><text:tab/><text:tab/><text:tab/> <text:s/>;In = (0-9) ?</text:p>
      <text:p text:style-name="P2"><text:s text:c="8"/>JL IGNORE</text:p>
      <text:p text:style-name="P2"><text:s text:c="8"/>CMP AL,39H</text:p>
      <text:p text:style-name="P2"><text:s text:c="8"/>JLE ISNUM</text:p>
      <text:p text:style-name="P2"><text:s text:c="8"/>CMP AL,51H <text:s text:c="15"/>;if in = 'Q' then exit</text:p>
      <text:p text:style-name="P2"><text:s text:c="8"/>JNE IGNORE</text:p>
      <text:p text:style-name="P2"><text:s text:c="8"/>MOV AX,4C00H</text:p>
      <text:p text:style-name="P2"><text:s text:c="8"/>INT 21H</text:p>
      <text:p text:style-name="P2"><text:s text:c="6"/>ISNUM:</text:p>
      <text:p text:style-name="P2"><text:s text:c="8"/>INC CL <text:s text:c="2"/></text:p>
      <text:p text:style-name="P2"><text:s text:c="8"/>SUB AX,30H</text:p>
      <text:p text:style-name="P2"><text:s text:c="8"/>MOV [BX],AL</text:p>
      <text:p text:style-name="P2"><text:s text:c="8"/>INC BX</text:p>
      <text:p text:style-name="P2"><text:s text:c="8"/>JMP IGNORE</text:p>
      <text:p text:style-name="P2"><text:s text:c="6"/>CHECK:</text:p>
      <text:p text:style-name="P2"><text:s text:c="8"/>CMP CL,03H <text:s text:c="16"/>;got enter so check if i got at least 3 non hex numbers</text:p>
      <text:p text:style-name="P2"><text:s text:c="8"/>JL IGNORE <text:s text:c="2"/></text:p>
      <text:p text:style-name="P2"><text:s text:c="8"/>MOV CX,100</text:p>
      <text:p text:style-name="P2"><text:s text:c="8"/>DEC BX <text:s text:c="20"/>;BX is pointning now in the last position of the array</text:p>
      <text:p text:style-name="P2"><text:s text:c="8"/>MOV DL,[BX-2] <text:s text:c="13"/>;Get ms digit and print it then do 100xmsb and store to AX</text:p>
      <text:p text:style-name="P2"><text:s text:c="8"/>PRINT_DEC <text:s text:c="17"/>; Repeat this for all the digits</text:p>
      <text:p text:style-name="P2"><text:s text:c="8"/>MOV AH,0</text:p>
      <text:p text:style-name="P2"><text:s text:c="8"/>MOV AL,DL <text:s text:c="17"/></text:p>
      <text:p text:style-name="P2"><text:s text:c="8"/>MUL CX</text:p>
      <text:p text:style-name="P2"><text:s text:c="8"/>MOV DL,[BX-1]</text:p>
      <text:p text:style-name="P2"><text:s text:c="8"/>PRINT_DEC</text:p>
      <text:p text:style-name="P2"><text:s text:c="8"/>MOV DH,[BX] <text:s text:c="13"/>;get least significant digits in order to free BX </text:p>
      <text:p text:style-name="P2"><text:s text:c="8"/>MOV BX,AX</text:p>
      <text:p text:style-name="P2"><text:s text:c="8"/>MOV CL,10</text:p>
      <text:p text:style-name="P2"><text:s text:c="8"/>MOV AH,0</text:p>
      <text:p text:style-name="P2"><text:s text:c="8"/>MOV AL,DL</text:p>
      <text:p text:style-name="P2"><text:s text:c="8"/>MUL CL</text:p>
      <text:p text:style-name="P2"><text:s text:c="8"/>ADD AX,BX</text:p>
      <text:p text:style-name="P2"><text:s text:c="8"/>MOV DL,DH <text:s text:c="18"/>;print ls digit</text:p>
      <text:p text:style-name="P2"><text:s text:c="8"/>PRINT_DEC</text:p>
      <text:p text:style-name="P2"><text:s text:c="8"/>MOV DH,0</text:p>
      <text:p text:style-name="P2"><text:s text:c="8"/>ADD DX,AX</text:p>
      <text:p text:style-name="P2"><text:s text:c="8"/>RET</text:p>
      <text:p text:style-name="P2"><text:s text:c="4"/>READ_PRINT_DEC <text:s text:c="3"/>ENDP</text:p>
      <text:p text:style-name="P2">CODE_SEG ENDS </text:p>
      <text:p text:style-name="P2"><text:tab/>END MAIN</text:p>
      <text:p text:style-name="P2"/>
      <text:p text:style-name="P8">2.3.asm:</text:p>
      <text:p text:style-name="P6"/>
      <text:p text:style-name="P6">PRINT_STR MACRO STRING</text:p>
      <text:p text:style-name="P6"><text:s text:c="4"/>PUSH DX</text:p>
      <text:p text:style-name="P6"><text:s text:c="4"/>PUSH AX</text:p>
      <text:p text:style-name="P6"><text:s text:c="4"/>LEA DX,STRING</text:p>
      <text:p text:style-name="P6"><text:s text:c="4"/>MOV AH,09H</text:p>
      <text:p text:style-name="P6"><text:s text:c="4"/>INT 21H</text:p>
      <text:p text:style-name="P6"><text:s text:c="4"/>POP AX</text:p>
      <text:p text:style-name="P6"><text:s text:c="4"/>POP DX</text:p>
      <text:p text:style-name="P6">ENDM</text:p>
      <text:p text:style-name="P6"/>
      <text:p text:style-name="P6">EXIT MACRO</text:p>
      <text:p text:style-name="P6"><text:s text:c="4"/>MOV AH,4CH</text:p>
      <text:p text:style-name="P6"><text:s text:c="4"/>INT 21H</text:p>
      <text:p text:style-name="P6">ENDM</text:p>
      <text:p text:style-name="P6"/>
      <text:p text:style-name="P6">PRINT MACRO CHAR</text:p>
      <text:p text:style-name="P6"><text:s text:c="4"/>PUSH DX</text:p>
      <text:p text:style-name="P6"><text:s text:c="4"/>PUSH AX</text:p>
      <text:p text:style-name="P6"><text:s text:c="4"/>MOV DL,CHAR</text:p>
      <text:p text:style-name="P6"><text:s text:c="4"/>MOV AH,02H</text:p>
      <text:p text:style-name="P6"><text:s text:c="4"/>INT 21H</text:p>
      <text:p text:style-name="P6"><text:s text:c="4"/>POP AX</text:p>
      <text:p text:style-name="P6"><text:s text:c="4"/>POP DX</text:p>
      <text:p text:style-name="P6">ENDM</text:p>
      <text:p text:style-name="P6"/>
      <text:p text:style-name="P6">READ MACRO</text:p>
      <text:p text:style-name="P6"><text:s text:c="4"/>MOV AH,08H</text:p>
      <text:p text:style-name="P6"><text:s text:c="4"/>INT 21H</text:p>
      <text:p text:style-name="P6">ENDM</text:p>
      <text:p text:style-name="P6"/>
      <text:p text:style-name="P6">DATA SEGMENT</text:p>
      <text:p text:style-name="P6"><text:s text:c="4"/>MSG DB 0AH,0DH,'GIVE UP TO 16 CHARACTERS: $'</text:p>
      <text:p text:style-name="P6"><text:s text:c="4"/>INPUT DB 16 DUP(?)</text:p>
      <text:p text:style-name="P6"><text:s text:c="4"/>NEW_LINE DB 0AH,0DH, '$'</text:p>
      <text:p text:style-name="P6">ENDS</text:p>
      <text:p text:style-name="P6"/>
      <text:p text:style-name="P6">CODE SEGMENT</text:p>
      <text:p text:style-name="P6">ASSUME CS:CODE,DS:DATA,SS:STACK</text:p>
      <text:p text:style-name="P6"/>
      <text:p text:style-name="P6">MAIN PROC FAR</text:p>
      <text:p text:style-name="P6"><text:s text:c="4"/>MOV AX,DATA</text:p>
      <text:p text:style-name="P6"><text:s text:c="4"/>MOV DS,AX</text:p>
      <text:p text:style-name="P6"/>
      <text:p text:style-name="P6">ENTRY:</text:p>
      <text:p text:style-name="P6"><text:soft-page-break/><text:s text:c="4"/>PRINT_STR MSG</text:p>
      <text:p text:style-name="P6"><text:s text:c="4"/>MOV CX,10H <text:s text:c="4"/>; CX=16</text:p>
      <text:p text:style-name="P6"/>
      <text:p text:style-name="P6">INIT: <text:s text:c="14"/>; INITIALIZATION</text:p>
      <text:p text:style-name="P6"><text:s text:c="4"/>LEA DI,INPUT <text:s text:c="2"/>; DI POINTS TO INPUT</text:p>
      <text:p text:style-name="P6"><text:s text:c="4"/>ADD DI,CX <text:s text:c="5"/>; DI POINTS TO INPUT+16</text:p>
      <text:p text:style-name="P6"><text:s text:c="4"/>DEC DI <text:s text:c="8"/>; DI POINTS TO INPUT+15 (LAST MEM LOCATION)</text:p>
      <text:p text:style-name="P6"><text:s text:c="4"/>MOV AL,00H <text:tab/>; INITIAL VALUE = 0</text:p>
      <text:p text:style-name="P6"><text:s text:c="4"/>MOV <text:s/>[DI],AL <text:s text:c="3"/>; [DI] = 0</text:p>
      <text:p text:style-name="P6"><text:s text:c="4"/>LOOP INIT <text:s text:c="6"/>; [INPUT .. INPUT+15] = 0</text:p>
      <text:p text:style-name="P6"/>
      <text:p text:style-name="P6">CONTINUE:</text:p>
      <text:p text:style-name="P6"><text:s text:c="4"/>MOV CX,0 <text:tab/><text:tab/>; INIT</text:p>
      <text:p text:style-name="P6"><text:s text:c="4"/>MOV BX,0</text:p>
      <text:p text:style-name="P6"><text:s text:c="4"/>MOV DX,0</text:p>
      <text:p text:style-name="P6"><text:s text:c="4"/>LEA DI,INPUT <text:s text:c="3"/>; DI POINTS TO INPUT</text:p>
      <text:p text:style-name="P6"/>
      <text:p text:style-name="P6">READ_NEXT:</text:p>
      <text:p text:style-name="P6"><text:s text:c="4"/>READ <text:s text:c="11"/>; READ ASCII CHAR INTO AL REGISTER</text:p>
      <text:p text:style-name="P6"><text:s text:c="4"/>CMP AL,0DH <text:s text:c="5"/>; ENTER PRESSED ? </text:p>
      <text:p text:style-name="P6"><text:s text:c="4"/>JE RESULT <text:s text:c="5"/>; IF YES THEN SHOW RESULT</text:p>
      <text:p text:style-name="P6"><text:s text:c="4"/></text:p>
      <text:p text:style-name="P6"><text:s text:c="4"/>CMP AL,'*' <text:s text:c="5"/>; IF * TERMINATE</text:p>
      <text:p text:style-name="P6"><text:s text:c="4"/>JE TERMINATE </text:p>
      <text:p text:style-name="P6"><text:s text:c="4"/></text:p>
      <text:p text:style-name="P6"><text:s text:c="4"/>CMP AL,20H <text:s text:c="5"/>; WHITESPACE</text:p>
      <text:p text:style-name="P6"><text:s text:c="4"/>JE SAVE <text:s text:c="8"/></text:p>
      <text:p text:style-name="P6"><text:s text:c="4"/></text:p>
      <text:p text:style-name="P6"><text:s text:c="4"/>CMP AL,'0' <text:s text:c="5"/>; IF LESS THAN 0 (ASCII)</text:p>
      <text:p text:style-name="P6"><text:s text:c="4"/>JL READ_NEXT <text:s text:c="2"/>; READ AGAIN</text:p>
      <text:p text:style-name="P6"><text:s text:c="4"/>CMP AL,39H <text:s text:c="5"/>; IF LESS THAN OR EQUAL TO '9'</text:p>
      <text:p text:style-name="P6"><text:s text:c="4"/>JLE SAVE_DIG <text:s text:c="3"/>; AL BETWEEN [30H .. 39H] (DIGITS)</text:p>
      <text:p text:style-name="P6"><text:s text:c="4"/></text:p>
      <text:p text:style-name="P6"><text:s text:c="4"/>CMP AL,'A' <text:s text:c="5"/>; UPPERCASE</text:p>
      <text:p text:style-name="P6"><text:s text:c="4"/>JL READ_NEXT <text:s text:c="2"/>; IF LESS THAN 41H READ AGAIN</text:p>
      <text:p text:style-name="P6"><text:s text:c="4"/>CMP AL,'Z' <text:s text:c="5"/>; IF LESS THAN OR EQUAL TO 5AH </text:p>
      <text:p text:style-name="P6"><text:s text:c="4"/>JLE SAVE <text:s text:c="7"/>; SAVE UPPERCASE</text:p>
      <text:p text:style-name="P6"/>
      <text:p text:style-name="P6"><text:s text:c="4"/>CMP AL,'a' <text:s text:c="5"/>; LOWERCASE</text:p>
      <text:p text:style-name="P6"><text:s text:c="4"/>JL READ_NEXT <text:s text:c="2"/>; IF &lt; 61H READ AGAIN</text:p>
      <text:p text:style-name="P6"><text:s text:c="4"/>CMP AL,'z' <text:s text:c="5"/>; IF &gt; 7AH READ AGAIN</text:p>
      <text:p text:style-name="P6"><text:s text:c="4"/>JG READ_NEXT <text:s/></text:p>
      <text:p text:style-name="P6"/>
      <text:p text:style-name="P6">SAVE: <text:s text:c="16"/>; SAVE CHARACTERS</text:p>
      <text:p text:style-name="P6"><text:s text:c="4"/>PRINT AL</text:p>
      <text:p text:style-name="P6"><text:s text:c="4"/>MOV [DI],AL</text:p>
      <text:p text:style-name="P6"><text:s text:c="4"/>INC DI <text:s text:c="12"/>; MEMORY LOCATION INDEX</text:p>
      <text:p text:style-name="P6"><text:soft-page-break/><text:s text:c="4"/>INC BL <text:s text:c="12"/>; COUNTER</text:p>
      <text:p text:style-name="P6"><text:s text:c="4"/>CMP BL,16 <text:s text:c="8"/></text:p>
      <text:p text:style-name="P6"><text:s text:c="4"/>JL READ_NEXT</text:p>
      <text:p text:style-name="P6"><text:s text:c="4"/>JMP WAIT1 <text:s text:c="8"/>; IF &gt;= 16 CHARS GIVEN WAIT FOR ENTER OR *</text:p>
      <text:p text:style-name="P6"/>
      <text:p text:style-name="P6">SAVE_DIG: <text:s text:c="12"/>; SAVE DIGITS</text:p>
      <text:p text:style-name="P6"><text:s text:c="4"/>PRINT AL</text:p>
      <text:p text:style-name="P6"><text:s text:c="4"/>MOV [DI],AL <text:s text:c="4"/>; SAVE CHARACTER IN INPUT BUFFER [DI]</text:p>
      <text:p text:style-name="P6"><text:s text:c="4"/>INC DI <text:s text:c="9"/>; INCREMENT MEMORY INDEX LOCATION</text:p>
      <text:p text:style-name="P6"><text:s text:c="4"/>CMP BH,0 <text:s text:c="7"/>; MIN1</text:p>
      <text:p text:style-name="P6"><text:s text:c="4"/>JE MIN1 <text:s text:c="7"/>; BH == 0 =&gt; FIND MIN1</text:p>
      <text:p text:style-name="P6"><text:s text:c="4"/>CMP BH,1 <text:s text:c="7"/>; MIN2</text:p>
      <text:p text:style-name="P6"><text:s text:c="4"/>JE MIN2 <text:s text:c="7"/>; BH == 1 =&gt; FIND MIN2</text:p>
      <text:p text:style-name="P6"><text:s text:c="4"/>JMP DIG_OUT </text:p>
      <text:p text:style-name="P6"/>
      <text:p text:style-name="P6">MIN1: <text:s text:c="8"/></text:p>
      <text:p text:style-name="P6"><text:s text:c="4"/>MOV CH,AL <text:s text:c="6"/>; STORE MIN1 IN CH</text:p>
      <text:p text:style-name="P6"><text:s text:c="4"/></text:p>
      <text:p text:style-name="P6">MIN2:</text:p>
      <text:p text:style-name="P6"><text:s text:c="4"/>MOV CL,AL <text:s text:c="6"/>; STORE MIN2 IN CL</text:p>
      <text:p text:style-name="P6"><text:s text:c="4"/>PUSH CX <text:s text:c="8"/>; SAVE (MIN1,MIN2) IN STACK</text:p>
      <text:p text:style-name="P6"/>
      <text:p text:style-name="P6">DIG_OUT:</text:p>
      <text:p text:style-name="P6"><text:s text:c="4"/>INC BH <text:s text:c="9"/>; BH {0,1: MIN NOT FOUND, 2: MIN1 FOUND, 3+: MIN1,MIN2 FOUND}</text:p>
      <text:p text:style-name="P6"><text:s text:c="4"/>INC BL <text:s text:c="9"/>; CHAR COUNTER ++</text:p>
      <text:p text:style-name="P6"><text:s text:c="4"/>CMP BL,16 <text:s text:c="6"/>; COUNTER &lt; 16</text:p>
      <text:p text:style-name="P6"><text:s text:c="4"/>JL READ_NEXT <text:s text:c="2"/>; CONTINUE READING <text:s text:c="3"/></text:p>
      <text:p text:style-name="P6"><text:s text:c="4"/></text:p>
      <text:p text:style-name="P6"><text:s text:c="4"/></text:p>
      <text:p text:style-name="P6">WAIT1: <text:s text:c="13"/>; READ 16 CHARACTERS NO MORE SPACE</text:p>
      <text:p text:style-name="P6"><text:s text:c="4"/>READ <text:s text:c="11"/>; READ ASCII CHAR INTO AL REGISTER</text:p>
      <text:p text:style-name="P6"><text:s text:c="4"/>CMP AL,0DH <text:s text:c="5"/>; ENTER RECEIVED</text:p>
      <text:p text:style-name="P6"><text:s text:c="4"/>JE RESULT</text:p>
      <text:p text:style-name="P6"/>
      <text:p text:style-name="P6"><text:s text:c="4"/>CMP AL,'*' <text:s text:c="5"/>; TERMINATION SIGNAL</text:p>
      <text:p text:style-name="P6"><text:s text:c="4"/>JE TERMINATE</text:p>
      <text:p text:style-name="P6"><text:s text:c="4"/></text:p>
      <text:p text:style-name="P6"><text:s text:c="4"/>JMP WAIT1</text:p>
      <text:p text:style-name="P6"><text:s text:c="4"/></text:p>
      <text:p text:style-name="P6">RESULT:</text:p>
      <text:p text:style-name="P6"><text:s text:c="4"/>CMP BL,0</text:p>
      <text:p text:style-name="P6"><text:s text:c="4"/>JE ENTRY</text:p>
      <text:p text:style-name="P6"><text:s text:c="4"/>PRINT_STR NEW_LINE </text:p>
      <text:p text:style-name="P6"><text:s text:c="4"/>LEA DI,INPUT <text:s text:c="4"/>; POINT TO [INPUT]</text:p>
      <text:p text:style-name="P6"><text:s text:c="4"/>PUSH BX <text:s text:c="9"/>; SAVE TO STACK (MIN_STATUS, NUM_OF_CHARS)</text:p>
      <text:p text:style-name="P6"/>
      <text:p text:style-name="P6">UPPERCASE: <text:s text:c="10"/>; BH:BL HOLDS NUMBER OF UPPERCASE LETTERS</text:p>
      <text:p text:style-name="P6"><text:soft-page-break/><text:s text:c="4"/>CMP BL,0 <text:s text:c="8"/>; WHILE BL != 0 REPEAT</text:p>
      <text:p text:style-name="P6"><text:s text:c="4"/>JE GROUP1 <text:s text:c="6"/>; IF BL == 0 NEXT GROUP</text:p>
      <text:p text:style-name="P6"><text:s text:c="4"/>DEC BL <text:s text:c="10"/>; DECREMENT</text:p>
      <text:p text:style-name="P6"><text:s text:c="4"/>MOV DL,[DI] <text:s text:c="5"/>; LOAD MEMORY</text:p>
      <text:p text:style-name="P6"><text:s text:c="4"/>INC DI <text:s text:c="10"/>; NEXT MEMORY LOCATION</text:p>
      <text:p text:style-name="P6"><text:s text:c="4"/></text:p>
      <text:p text:style-name="P6"><text:s text:c="4"/>CMP DL,'A' <text:s text:c="6"/>; WHILE DL NOT IN [0x65 .. 0x5A] </text:p>
      <text:p text:style-name="P6"><text:s text:c="4"/>JL UPPERCASE <text:s text:c="4"/>; NEXT UPPERCASE</text:p>
      <text:p text:style-name="P6"><text:s text:c="4"/>CMP DL,'Z'</text:p>
      <text:p text:style-name="P6"><text:s text:c="4"/>JG UPPERCASE <text:s text:c="4"/>; NEXT UPPERCASE</text:p>
      <text:p text:style-name="P6"/>
      <text:p text:style-name="P6">VALID_UPPERCASE:</text:p>
      <text:p text:style-name="P6"><text:s text:c="4"/>PRINT DL <text:s text:c="8"/></text:p>
      <text:p text:style-name="P6"><text:s text:c="4"/>JMP UPPERCASE <text:s text:c="4"/>; NEXT UPPERCASE</text:p>
      <text:p text:style-name="P6"><text:s text:c="4"/></text:p>
      <text:p text:style-name="P6">GROUP1: <text:s text:c="14"/>; GROUP UPPERCASE HAS NO MORE MEMBERS</text:p>
      <text:p text:style-name="P6"><text:s text:c="4"/>POP BX <text:s text:c="11"/>; RESTORE (MIN_STATUS, NUM_OF_CHARS) FROM STACK</text:p>
      <text:p text:style-name="P6"><text:s text:c="4"/>PRINT '-' <text:s text:c="8"/>; NEXT GROUP: LOWERCASE</text:p>
      <text:p text:style-name="P6"><text:s text:c="4"/>LEA DI,INPUT</text:p>
      <text:p text:style-name="P6"><text:s text:c="4"/></text:p>
      <text:p text:style-name="P6"><text:s text:c="4"/>PUSH BX <text:s text:c="8"/>; SAVE TO STACK (MIN_STATUS, NUM_OF_CHARS)</text:p>
      <text:p text:style-name="P6">LOWERCASE: <text:s text:c="9"/>; PROCESS GROUP LOWERCASE</text:p>
      <text:p text:style-name="P6"><text:s text:c="4"/>CMP BL,0 </text:p>
      <text:p text:style-name="P6"><text:s text:c="4"/>JE GROUP2 <text:s text:c="6"/>; GROUP LOWERCASE HAS NO MORE MEMBERS</text:p>
      <text:p text:style-name="P6"><text:s text:c="4"/>DEC BL <text:s text:c="9"/>; COUNTER--</text:p>
      <text:p text:style-name="P6"><text:s text:c="4"/>MOV DL,[DI]</text:p>
      <text:p text:style-name="P6"><text:s text:c="4"/>INC DI <text:s text:c="9"/>; NEXT MEMORY LOCATION</text:p>
      <text:p text:style-name="P6"><text:s text:c="4"/></text:p>
      <text:p text:style-name="P6"><text:s text:c="4"/>CMP DL,'a' <text:s text:c="5"/>; IF [MEM] NOT IN [0x61 .. 0x7a]</text:p>
      <text:p text:style-name="P6"><text:s text:c="4"/>JL LOWERCASE <text:s text:c="3"/>; CHECK NEXT</text:p>
      <text:p text:style-name="P6"><text:s text:c="4"/>CMP DL,'z'</text:p>
      <text:p text:style-name="P6"><text:s text:c="4"/>JG LOWERCASE <text:s text:c="3"/>; CHECK NEXT IF LOWERCASE</text:p>
      <text:p text:style-name="P6"/>
      <text:p text:style-name="P6">VALID_LOWERCASE:</text:p>
      <text:p text:style-name="P6"><text:s text:c="4"/>PRINT DL <text:s text:c="7"/>; VALID LOWERCASE PRINT IT</text:p>
      <text:p text:style-name="P6"><text:s text:c="4"/>JMP LOWERCASE <text:s text:c="2"/>; PROCESS NEXT LOWERCASE</text:p>
      <text:p text:style-name="P6"/>
      <text:p text:style-name="P6">GROUP2: <text:s text:c="12"/>; GROUP:LOWERCASE HAS NO MORE MEMBERS</text:p>
      <text:p text:style-name="P6"><text:s text:c="4"/>POP BX <text:s text:c="9"/>; RESTORE (MIN_STATUS, NUM_OF_CHARS) FROM STACK</text:p>
      <text:p text:style-name="P6"><text:s text:c="4"/>PRINT '-'</text:p>
      <text:p text:style-name="P6"/>
      <text:p text:style-name="P6"><text:s text:c="4"/>LEA DI,INPUT <text:s text:c="3"/>; POINT TO START OF INPUT MEMORY LOCATION</text:p>
      <text:p text:style-name="P6"><text:s text:c="4"/>POP CX <text:s text:c="9"/>; RESTORE (MIN1,MIN2) FROM STACK</text:p>
      <text:p text:style-name="P6"><text:s text:c="4"/>MOV BH,0 <text:s text:c="7"/>; MIN_STATUS=NOT_YET_FOUND (INIT)</text:p>
      <text:p text:style-name="P6"/>
      <text:p text:style-name="P6">NUM: <text:s text:c="15"/>; GROUP:NUMBERS</text:p>
      <text:p text:style-name="P6"><text:s text:c="4"/>CMP BL,0 <text:s text:c="8"/></text:p>
      <text:p text:style-name="P6"><text:soft-page-break/><text:s text:c="4"/>JE PRINT_RES <text:s text:c="2"/>; NOTHING TO PROCESS =&gt; EXIT</text:p>
      <text:p text:style-name="P6"><text:s text:c="4"/>DEC BL <text:s text:c="9"/>; COUNTER--</text:p>
      <text:p text:style-name="P6"><text:s text:c="4"/>MOV DL,[DI] <text:s text:c="4"/>; LOAD MEMORY LOCATION</text:p>
      <text:p text:style-name="P6"><text:s text:c="4"/>INC DI <text:s text:c="9"/>; MEMORY INDEX LOCATION ++</text:p>
      <text:p text:style-name="P6"><text:s text:c="4"/></text:p>
      <text:p text:style-name="P6"><text:s text:c="4"/>CMP DL,'0' <text:s text:c="5"/>; [30H .. 39H] == ASCII[0 .. 9]</text:p>
      <text:p text:style-name="P6"><text:s text:c="4"/>JL NUM <text:s text:c="9"/>; IF &lt; 0 PROCESS NEXT</text:p>
      <text:p text:style-name="P6"><text:s text:c="4"/>CMP DL,'9' <text:s text:c="8"/></text:p>
      <text:p text:style-name="P6"><text:s text:c="4"/>JG NUM <text:s text:c="9"/>; IF &gt; 9 PROCESS NEXT</text:p>
      <text:p text:style-name="P6"/>
      <text:p text:style-name="P6">VALID_NUM: <text:s text:c="9"/>; NOT SKIPPED - THEREFORE DL HOLDS A VALID DIGIT</text:p>
      <text:p text:style-name="P6"><text:s text:c="4"/>INC BH <text:s text:c="9"/>; BH++</text:p>
      <text:p text:style-name="P6"><text:s text:c="4"/>PRINT DL <text:s text:c="7"/>; PRINT DIGIT</text:p>
      <text:p text:style-name="P6"><text:s text:c="4"/>CMP BH,2 <text:s text:c="7"/>; {1: NO MIN FOUND YET, 2: ONLY MIN 1 FOUND, 3+: MIN 1,2 FOUND}</text:p>
      <text:p text:style-name="P6"><text:s text:c="4"/>JLE NUM </text:p>
      <text:p text:style-name="P6"><text:s text:c="4"/></text:p>
      <text:p text:style-name="P6"><text:s text:c="4"/>; CX HOLDS (MIN1,MIN2)</text:p>
      <text:p text:style-name="P6"><text:s text:c="4"/>CMP CL,DL <text:s text:c="6"/>; MIN2 &lt;= CURRENT</text:p>
      <text:p text:style-name="P6"><text:s text:c="4"/>JLE CHECK <text:s text:c="6"/>; IF TRUE GOTO CHECK</text:p>
      <text:p text:style-name="P6"><text:s text:c="4"/></text:p>
      <text:p text:style-name="P6"><text:s text:c="4"/>; AT THIS POINT # MIN2 &gt; CURRENT #</text:p>
      <text:p text:style-name="P6"><text:s text:c="4"/>CMP CH,CL <text:s text:c="3"/>; IS MIN1 &lt;= MIN2 ?</text:p>
      <text:p text:style-name="P6"><text:s text:c="4"/>JLE CHECK2 <text:s text:c="2"/>; IF TRUE UPDATE MIN2 =&gt; (MIN2 := CURRENT)</text:p>
      <text:p text:style-name="P6"><text:s text:c="20"/></text:p>
      <text:p text:style-name="P6"><text:s text:c="4"/>; AT THIS POINT # MIN1 &gt; MIN2 &amp;&amp; CURRENT &lt; MIN2 #</text:p>
      <text:p text:style-name="P6"><text:s text:c="4"/>MOV CH,CL <text:s text:c="2"/>; MIN1 := MIN2</text:p>
      <text:p text:style-name="P6"><text:s text:c="4"/>MOV CL,DL <text:s text:c="2"/>; MIN2 := CURRENT</text:p>
      <text:p text:style-name="P6"/>
      <text:p text:style-name="P6"><text:s text:c="4"/>JMP NUM <text:s text:c="4"/>; PROCESS NEXT NUMBER</text:p>
      <text:p text:style-name="P6"/>
      <text:p text:style-name="P6">CHECK: <text:s text:c="9"/>; # CURRENT &gt;= MIN2 #</text:p>
      <text:p text:style-name="P6"><text:s text:c="4"/>CMP CH,DL <text:s text:c="2"/>; MIN1 &lt;= CURRENT ?</text:p>
      <text:p text:style-name="P6"><text:s text:c="4"/>JLE NUM <text:s text:c="4"/>; IF TRUE THEN PROCESS NEXT NUMBER</text:p>
      <text:p text:style-name="P6"><text:s text:c="4"/></text:p>
      <text:p text:style-name="P6"><text:s text:c="4"/>; # MIN1 &gt; CURRENT #</text:p>
      <text:p text:style-name="P6"><text:s text:c="4"/>CMP CL,DL <text:s text:c="2"/>; IS MIN2 == CURRENT</text:p>
      <text:p text:style-name="P6"><text:s text:c="4"/>JE NUM <text:s text:c="5"/>; IF TRUE THEN PROCESS NEXT NUMBER</text:p>
      <text:p text:style-name="P6"><text:s text:c="4"/></text:p>
      <text:p text:style-name="P6"><text:s text:c="4"/>; # MIN1 &gt; CURRENT &amp;&amp; MIN2 &gt; CURRENT #</text:p>
      <text:p text:style-name="P6"><text:s text:c="4"/>MOV CH,CL <text:s text:c="2"/>; MIN1 := MIN2</text:p>
      <text:p text:style-name="P6"><text:s text:c="4"/>MOV CL,DL <text:s text:c="2"/>; MIN2 := CURRENT</text:p>
      <text:p text:style-name="P6"/>
      <text:p text:style-name="P6"><text:s text:c="4"/>JMP NUM <text:s text:c="4"/>; PROCESS NEXT NUMBER</text:p>
      <text:p text:style-name="P6"/>
      <text:p text:style-name="P6">CHECK2:</text:p>
      <text:p text:style-name="P6"><text:s text:c="4"/>MOV CL,DL <text:s text:c="2"/>; MIN2 := CURRENT</text:p>
      <text:p text:style-name="P6"><text:s text:c="4"/>JMP NUM <text:s text:c="4"/>; PROCESS NEXT NUMBER</text:p>
      <text:p text:style-name="P6"><text:soft-page-break/></text:p>
      <text:p text:style-name="P6">PRINT_RES:</text:p>
      <text:p text:style-name="P6"><text:s text:c="4"/>PRINT_STR NEW_LINE <text:s/>; NEWLINE</text:p>
      <text:p text:style-name="P6"><text:s text:c="4"/>PRINT CH <text:s text:c="11"/>; MIN1</text:p>
      <text:p text:style-name="P6"><text:s text:c="4"/>PRINT CL <text:s text:c="11"/>; MIN2</text:p>
      <text:p text:style-name="P6"><text:s text:c="4"/>PRINT_STR NEW_LINE <text:s/>; NEWLINE</text:p>
      <text:p text:style-name="P6"><text:s text:c="4"/></text:p>
      <text:p text:style-name="P6"><text:s text:c="4"/>JMP ENTRY <text:s text:c="10"/>; REPEAT <text:s text:c="3"/></text:p>
      <text:p text:style-name="P6"/>
      <text:p text:style-name="P6">TERMINATE:</text:p>
      <text:p text:style-name="P6"><text:s text:c="4"/>EXIT <text:s text:c="3"/>; MACRO EXPANSION</text:p>
      <text:p text:style-name="P6">MAIN ENDP</text:p>
      <text:p text:style-name="P6"/>
      <text:p text:style-name="P6">CODE ENDS</text:p>
      <text:p text:style-name="P6">END MAIN</text:p>
      <text:p text:style-name="P6"/>
      <text:p text:style-name="P6"/>
      <text:p text:style-name="P5">Notes:<text:span text:style-name="T1"> Για την άσκηση αυτη, ορίσαμε εναν (1) πίνακα για αποθήκευση του INPUT και εκτελουμε τρεις (3) επαναλήψεις για την δημιουργία των αντίστοιχων ομάδων. Αυτό μας δίνει πολυπλοκότητα αλγορίθμου O(n</text:span><text:span text:style-name="T2">3</text:span><text:span text:style-name="T3">).</text:span></text:p>
      <text:p text:style-name="P11">Αναπτύξαμε και μια optimized εκδοχή της υλοποίησης αυτής με χρήση 3 πινάκων, όπου ανάλογα με την ομάδα που ανήκει ο χαρακτήρας που διαβάστηκε αποθηκεύεται στον κατάλληλο πίνακα, και κρατάμε το index για τον κάθε πίνακα σε ξεχωριστή θέση μνήμης. Αυτό μας δίνει συνολική πολυπλοκότητα της τάξης του O(n) – ωστόσο παρουσιαζουμε τον κωδικα της μη-optimized εκδοχης εφ’οσον αυτην παρουσιάσαμε στο εργαστήριο.</text:p>
      <text:p text:style-name="P11">Η συγκριση για τους δυο (2) μικρότερους αριθμους γινεται κρατώντας τους σε μια “tuple” δηλαδή</text:p>
      <text:p text:style-name="P5"><text:span text:style-name="T3">BX = BH:BL όπου BH =:= MIN1 και BL =:= MIN2 στ</text:span><text:span text:style-name="T4">o</text:span><text:span text:style-name="T3"> LABEL CHECK.</text:span></text:p>
      <text:p text:style-name="P12">Επιπρόσθετη επεξήγηση του κώδικα υπάρχει σε μορφή σχολίων διπλα απο κάθε εντολή.</text:p>
      <text:p text:style-name="P8">2.4.asm:</text:p>
      <text:p text:style-name="P6"/>
      <text:p text:style-name="P6">INCLUDE "MACROS_PRINTFINAL.ASM"</text:p>
      <text:p text:style-name="P6"/>
      <text:p text:style-name="P6">DATA <text:s text:c="3"/>SEGMENT <text:s/></text:p>
      <text:p text:style-name="P6"><text:s text:c="4"/>NEWL <text:s text:c="3"/>DB <text:s/>0AH,0DH,'$'</text:p>
      <text:p text:style-name="P6">DATA<text:tab/>ENDS</text:p>
      <text:p text:style-name="P6"><text:s text:c="15"/></text:p>
      <text:p text:style-name="P6">CODE <text:s text:c="3"/>SEGMENT</text:p>
      <text:p text:style-name="P6"><text:s text:c="8"/>ASSUME DS:DATA,CS:CODE,SS:DATA</text:p>
      <text:p text:style-name="P6"><text:s text:c="4"/>MAIN <text:tab/><text:tab/><text:tab/>PROC FAR</text:p>
      <text:p text:style-name="P6"><text:s text:c="8"/></text:p>
      <text:p text:style-name="P6"><text:s text:c="8"/>MOV AX,DATA</text:p>
      <text:p text:style-name="P6"><text:s text:c="8"/>MOV DS,AX</text:p>
      <text:p text:style-name="P6"><text:s text:c="5"/>START: </text:p>
      <text:p text:style-name="P6"><text:s text:c="5"/><text:tab/>MOV AX,00H</text:p>
      <text:p text:style-name="P6"><text:s text:c="5"/><text:tab/>MOV CX,00H <text:s text:c="23"/>;input number counter</text:p>
      <text:p text:style-name="P6"><text:s text:c="8"/>MOV BX,0FFFFH <text:s text:c="20"/>;checks if a number has been input before +, - or =</text:p>
      <text:p text:style-name="P6"><text:s text:c="8"/>CALL READ_PRINT_DIGITS <text:s text:c="6"/><text:tab/> <text:s/>;Reads and prints up to a 4 digit decimal number from keyboard, stores it in register DX. </text:p>
      <text:p text:style-name="P6"><text:s text:c="8"/>MOV AX,DX <text:s text:c="24"/>;Also it reads an operand '+' or '-' and stores it to CL (the first time that is called)</text:p>
      <text:p text:style-name="P6"><text:s text:c="8"/>MOV BX,0FFFEH </text:p>
      <text:p text:style-name="P6"><text:s text:c="8"/>CALL READ_PRINT_DIGITS <text:s text:c="32"/></text:p>
      <text:p text:style-name="P6"><text:s text:c="8"/>CALL CALC_AND_OUTPUT <text:s text:c="13"/>;It calculates the result of the operation AX (+ or -) DX and outputs the</text:p>
      <text:p text:style-name="P6"><text:s text:c="42"/>;result in both hex and decimal forms</text:p>
      <text:p text:style-name="P6"><text:s text:c="8"/>JMP START <text:s text:c="24"/>;The function is continuous and terminates when the letter 'M' is read as input <text:s text:c="28"/></text:p>
      <text:p text:style-name="P6"><text:s text:c="4"/>MAIN ENDP </text:p>
      <text:p text:style-name="P6"><text:s text:c="4"/></text:p>
      <text:p text:style-name="P6"><text:s text:c="4"/>;Here we get an at most 4 digit decimal number and an operator and return both of them in DX and CL respectively</text:p>
      <text:p text:style-name="P6"><text:s text:c="4"/>;If we get and operator we need to check if at least a digit has been input before it and if the operator is fitting</text:p>
      <text:p text:style-name="P6"><text:s text:c="4"/>;in the operation that we perform (e.g. the input needs to be &lt;num1&gt; (operator) &lt;num2&gt; '=', where operator is '+' or '-') </text:p>
      <text:p text:style-name="P6"><text:s text:c="4"/>READ_PRINT_DIGITS PROC NEAR</text:p>
      <text:p text:style-name="P6"><text:s text:c="8"/>PUSH AX</text:p>
      <text:p text:style-name="P6"><text:s text:c="8"/>MOV DX,0 <text:s text:c="13"/>;Current number holder</text:p>
      <text:p text:style-name="P6"><text:s text:c="8"/>MOV CH,04H<text:tab/><text:tab/><text:tab/> <text:s/>;Digit input reverse counter<text:tab/> <text:tab/><text:tab/><text:tab/><text:tab/><text:tab/><text:tab/></text:p>
      <text:p text:style-name="P6"><text:s text:c="5"/>SRT: <text:s text:c="2"/></text:p>
      <text:p text:style-name="P6"><text:s text:c="8"/>MOV AH,08H <text:s text:c="11"/>;Read input number </text:p>
      <text:p text:style-name="P6"><text:s text:c="8"/>INT 21H </text:p>
      <text:p text:style-name="P6"><text:s text:c="8"/>CMP AL,2BH <text:s text:c="11"/>;Check to see if input is between 0-9 or is '+', '-','=' or 'M ....here in = '+' ?</text:p>
      <text:p text:style-name="P6"><text:s text:c="8"/>JL SRT</text:p>
      <text:p text:style-name="P6"><text:soft-page-break/><text:s text:c="8"/>JG NXT <text:s text:c="15"/>;Else its equal with 2Bh </text:p>
      <text:p text:style-name="P6"><text:s text:c="8"/>CMP CL,'+' <text:s text:c="11"/>;if input= '+' and CL='+' or '-' then its the second time the routine is called </text:p>
      <text:p text:style-name="P6"><text:s text:c="8"/>JZ SRT <text:s text:c="15"/>;the only acceptable operand is '='</text:p>
      <text:p text:style-name="P6"><text:s text:c="8"/>CMP CL,'-'</text:p>
      <text:p text:style-name="P6"><text:s text:c="8"/>JZ SRT</text:p>
      <text:p text:style-name="P6"><text:s text:c="8"/>CMP BX,0FFFFH<text:tab/><text:tab/><text:tab/><text:tab/><text:tab/><text:tab/><text:tab/><text:tab/><text:tab/><text:tab/>;If BX hasnt changed then no number has been input as the first value but in ='+'</text:p>
      <text:p text:style-name="P6"><text:s text:c="8"/>JZ SRT</text:p>
      <text:p text:style-name="P6"><text:s text:c="8"/>MOV CL,AL</text:p>
      <text:p text:style-name="P6"><text:s text:c="8"/>PRINT CL</text:p>
      <text:p text:style-name="P6"><text:s text:c="8"/>JMP RETURN</text:p>
      <text:p text:style-name="P6"><text:s text:c="5"/>NXT: <text:s text:c="21"/></text:p>
      <text:p text:style-name="P6"><text:s text:c="8"/>CMP AL,2DH <text:s text:c="11"/>;in = '-' ?</text:p>
      <text:p text:style-name="P6"><text:s text:c="8"/>JL SRT</text:p>
      <text:p text:style-name="P6"><text:s text:c="8"/>JG NUM</text:p>
      <text:p text:style-name="P6"><text:s text:c="8"/>CMP CL,'+' <text:s text:c="11"/>;if input= '-' and CL='+' or '-' then its the second time the routine is called </text:p>
      <text:p text:style-name="P6"><text:s text:c="8"/>JZ SRT <text:s text:c="15"/>;the only acceptable operand is '='</text:p>
      <text:p text:style-name="P6"><text:s text:c="8"/>CMP CL,'-'</text:p>
      <text:p text:style-name="P6"><text:s text:c="8"/>JZ SRT</text:p>
      <text:p text:style-name="P6"><text:s text:c="8"/>CMP BX,0FFFFH<text:tab/><text:tab/><text:tab/><text:tab/><text:tab/><text:tab/><text:tab/><text:tab/><text:tab/>;If BX hasnt change then no number has been input as the first value but in ='+'</text:p>
      <text:p text:style-name="P6"><text:s text:c="8"/>JZ SRT </text:p>
      <text:p text:style-name="P6"><text:s text:c="8"/>MOV CL,AL</text:p>
      <text:p text:style-name="P6"><text:s text:c="8"/>PRINT CL</text:p>
      <text:p text:style-name="P6"><text:s text:c="8"/>JMP RETURN</text:p>
      <text:p text:style-name="P6"><text:s text:c="5"/>NUM: <text:s text:c="11"/></text:p>
      <text:p text:style-name="P6"><text:s text:c="8"/>CMP AL,30H <text:s text:c="11"/>;in = [0,9] ? </text:p>
      <text:p text:style-name="P6"><text:s text:c="8"/>JL SRT</text:p>
      <text:p text:style-name="P6"><text:s text:c="8"/>CMP AL,39H</text:p>
      <text:p text:style-name="P6"><text:s text:c="8"/>JLE ISNUM </text:p>
      <text:p text:style-name="P6"><text:s text:c="8"/>CMP AL,3DH <text:s text:c="11"/>;in = '='?</text:p>
      <text:p text:style-name="P6"><text:s text:c="8"/>JG CHECK_EXT</text:p>
      <text:p text:style-name="P6"><text:s text:c="8"/>JL SRT</text:p>
      <text:p text:style-name="P6"><text:s text:c="8"/>CMP CL,0 <text:s text:c="13"/>;if in = '=' and its the first time this routine is called (CL=0) its not a valid operand</text:p>
      <text:p text:style-name="P6"><text:s text:c="8"/>JZ SRT</text:p>
      <text:p text:style-name="P6"><text:s text:c="8"/>CMP BX,0FFFEH<text:tab/><text:tab/><text:tab/><text:tab/><text:tab/><text:tab/><text:tab/><text:tab/><text:tab/>;Also if no valid value hasbeen input its incorrect</text:p>
      <text:p text:style-name="P6"><text:s text:c="8"/>JZ SRT</text:p>
      <text:p text:style-name="P6"><text:s text:c="8"/>PRINT '='</text:p>
      <text:p text:style-name="P6"><text:s text:c="8"/>JMP RETURN</text:p>
      <text:p text:style-name="P6"><text:s text:c="5"/>CHECK_EXT: <text:s text:c="14"/>;if in = 'M' then exit the program</text:p>
      <text:p text:style-name="P6"><text:s text:c="8"/>CMP AL,4DH</text:p>
      <text:p text:style-name="P6"><text:s text:c="8"/>JNZ SRT</text:p>
      <text:p text:style-name="P6"><text:s text:c="8"/>MOV AX,4C00H</text:p>
      <text:p text:style-name="P6"><text:s text:c="8"/>INT 21H</text:p>
      <text:p text:style-name="P6"><text:s text:c="5"/>ISNUM: </text:p>
      <text:p text:style-name="P6"><text:soft-page-break/><text:s text:c="5"/><text:tab/>CMP CH,00H <text:s text:c="11"/>;if 4 numbers have been read ,wait for a char to be input</text:p>
      <text:p text:style-name="P6"><text:s text:c="5"/><text:tab/>JZ SRT<text:tab/><text:tab/><text:tab/><text:tab/> <text:s/>;If we have a new number then multiply the number that we have x10 and then add the new number and store </text:p>
      <text:p text:style-name="P6"><text:s text:c="8"/>MOV AH,0 <text:s text:c="13"/>;it to DX</text:p>
      <text:p text:style-name="P6"><text:s text:c="8"/>PRINT AL</text:p>
      <text:p text:style-name="P6"><text:s text:c="8"/>SUB AL,30H</text:p>
      <text:p text:style-name="P6"><text:s text:c="8"/>MOV BX,AX</text:p>
      <text:p text:style-name="P6"><text:s text:c="8"/>MOV AX,DX</text:p>
      <text:p text:style-name="P6"><text:s text:c="8"/>MOV DX,10</text:p>
      <text:p text:style-name="P6"><text:s text:c="8"/>MUL DX</text:p>
      <text:p text:style-name="P6"><text:s text:c="8"/>ADD AX,BX</text:p>
      <text:p text:style-name="P6"><text:s text:c="8"/>MOV DX,AX</text:p>
      <text:p text:style-name="P6"><text:s text:c="8"/>DEC CH</text:p>
      <text:p text:style-name="P6"><text:s text:c="8"/>JMP SRT <text:s text:c="7"/></text:p>
      <text:p text:style-name="P6"><text:s text:c="6"/>RETURN:</text:p>
      <text:p text:style-name="P6"><text:s text:c="8"/>POP AX <text:s/></text:p>
      <text:p text:style-name="P6"><text:s text:c="8"/>RET</text:p>
      <text:p text:style-name="P6"><text:s text:c="4"/>READ_PRINT_DIGITS ENDP</text:p>
      <text:p text:style-name="P6"><text:s text:c="5"/></text:p>
      <text:p text:style-name="P6"><text:s text:c="5"/></text:p>
      <text:p text:style-name="P6"><text:s text:c="4"/>;here we ADD or SUBTRACT the two numbers store the result in AX </text:p>
      <text:p text:style-name="P6"><text:s text:c="4"/>;then check the CArry and print '-' if its 1</text:p>
      <text:p text:style-name="P6"><text:s text:c="4"/>;and then print the number in hex form and then decimal as described below </text:p>
      <text:p text:style-name="P6"><text:s text:c="4"/>CALC_AND_OUTPUT PROC NEAR</text:p>
      <text:p text:style-name="P6"><text:s text:c="4"/><text:tab/>MOV CH,00H<text:tab/><text:tab/><text:tab/><text:tab/><text:tab/>;Negative sub flag</text:p>
      <text:p text:style-name="P6"><text:s text:c="4"/><text:tab/>CMP CL,'+'</text:p>
      <text:p text:style-name="P6"><text:s text:c="4"/><text:tab/>JNZ MNS</text:p>
      <text:p text:style-name="P6"><text:s text:c="4"/><text:tab/>ADD AX,DX</text:p>
      <text:p text:style-name="P6"><text:s text:c="4"/><text:tab/>JMP OUTP</text:p>
      <text:p text:style-name="P6"><text:s text:c="6"/>MNS:</text:p>
      <text:p text:style-name="P6"><text:s text:c="4"/><text:tab/>SUB AX,DX</text:p>
      <text:p text:style-name="P6"><text:s text:c="4"/><text:tab/>JNC OUTP</text:p>
      <text:p text:style-name="P6"><text:s text:c="4"/><text:tab/>MOV CH,01<text:tab/><text:tab/><text:tab/><text:tab/> <text:s text:c="3"/>;if AX-DX &lt;0</text:p>
      <text:p text:style-name="P6"><text:s text:c="4"/><text:tab/>NEG AX<text:tab/><text:tab/><text:tab/><text:tab/><text:tab/><text:tab/>;complete of 2 of the reg AX</text:p>
      <text:p text:style-name="P6"><text:s text:c="6"/>OUTP:</text:p>
      <text:p text:style-name="P6"><text:s text:c="8"/>CMP CH,00H</text:p>
      <text:p text:style-name="P6"><text:s text:c="8"/>JZ NO_PR</text:p>
      <text:p text:style-name="P6"><text:s text:c="8"/>PRINT '-'</text:p>
      <text:p text:style-name="P6"><text:s text:c="6"/>NO_PR: <text:s text:c="2"/></text:p>
      <text:p text:style-name="P6"><text:s text:c="8"/>MOV DX,AX</text:p>
      <text:p text:style-name="P6"><text:s text:c="4"/><text:tab/>PRINTX_HEX</text:p>
      <text:p text:style-name="P6"><text:s text:c="4"/><text:tab/>PRINT '='</text:p>
      <text:p text:style-name="P6"><text:s text:c="4"/><text:tab/>CMP CH,00</text:p>
      <text:p text:style-name="P6"><text:s text:c="4"/><text:tab/>JZ PRDEC</text:p>
      <text:p text:style-name="P6"><text:s text:c="4"/><text:tab/>PRINT '-'</text:p>
      <text:p text:style-name="P6"><text:s text:c="3"/><text:tab/> <text:s/>PRDEC: <text:s text:c="23"/>;In order to print in decimal form i <text:s/>have then number in AX and continuously divide it by 10</text:p>
      <text:p text:style-name="P6"><text:soft-page-break/><text:s text:c="4"/><text:tab/>MOV DX,0 <text:s text:c="19"/>;thus getting the last digit each time and pushing in to the stack and the quotient in AX</text:p>
      <text:p text:style-name="P6"><text:s text:c="2"/><text:tab/><text:tab/>MOV BX,10 <text:s text:c="18"/>;I count the number of digits i have in CX and then i'm printing the digits top down from the stack</text:p>
      <text:p text:style-name="P6"><text:s text:c="4"/><text:tab/>MOV CX,0 <text:s text:c="19"/>;in a loop</text:p>
      <text:p text:style-name="P6"><text:s text:c="3"/><text:tab/> <text:s/>PUSH_NUM:</text:p>
      <text:p text:style-name="P6"><text:s text:c="4"/><text:tab/>INC CX</text:p>
      <text:p text:style-name="P6"><text:s text:c="4"/><text:tab/>DIV BX</text:p>
      <text:p text:style-name="P6"><text:s text:c="4"/><text:tab/>PUSH DX</text:p>
      <text:p text:style-name="P6"><text:s text:c="4"/><text:tab/>CMP AX,0</text:p>
      <text:p text:style-name="P6"><text:s text:c="4"/><text:tab/>JZ DO_PRINT</text:p>
      <text:p text:style-name="P6"><text:s text:c="4"/><text:tab/>MOV DX,0</text:p>
      <text:p text:style-name="P6"><text:s text:c="4"/><text:tab/>JMP PUSH_NUM</text:p>
      <text:p text:style-name="P6"><text:s text:c="6"/>DO_PRINT:</text:p>
      <text:p text:style-name="P6"><text:s text:c="4"/><text:tab/>POP DX </text:p>
      <text:p text:style-name="P6"><text:s text:c="4"/><text:tab/>PRINT_DEC</text:p>
      <text:p text:style-name="P6"><text:s text:c="4"/><text:tab/>LOOP DO_PRINT</text:p>
      <text:p text:style-name="P6"><text:s text:c="4"/><text:tab/>PRINT_STR NEWL</text:p>
      <text:p text:style-name="P6"><text:s text:c="4"/><text:tab/>RET</text:p>
      <text:p text:style-name="P6"><text:tab/>CALC_AND_OUTPUT ENDP</text:p>
      <text:p text:style-name="P6">CODE ENDS</text:p>
      <text:p text:style-name="P6"><text:s text:c="4"/>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c8bc3" officeooo:paragraph-rsid="000c8bc3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#b2b2b2" draw:fill="solid" draw:fill-color="#b2b2b2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ΟΜΑΔΑ: <text:s/>Δ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1:26:41.787521056</meta:creation-date>
    <dc:date>2018-10-21T10:37:58.769122434</dc:date>
    <meta:editing-duration>PT20M31S</meta:editing-duration>
    <meta:editing-cycles>11</meta:editing-cycles>
    <meta:generator>LibreOffice/6.1.2.1$Linux_X86_64 LibreOffice_project/10$Build-1</meta:generator>
    <meta:document-statistic meta:table-count="0" meta:image-count="0" meta:object-count="0" meta:page-count="23" meta:paragraph-count="893" meta:word-count="3786" meta:character-count="25324" meta:non-whitespace-character-count="16345"/>
  </office:meta>
</office:document-meta>
</file>